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ocumentclass[</text:p>
      <text:p text:style-name="Standard"><text:tab/>a4paper,</text:p>
      <text:p text:style-name="Standard"><text:tab/>pagesize,</text:p>
      <text:p text:style-name="Standard"><text:tab/>pdftex,</text:p>
      <text:p text:style-name="Standard"><text:tab/>12pt,</text:p>
      <text:p text:style-name="Standard"><text:tab/>twoside, % + BCOR darunter: für doppelseitigen Druck aktivieren, sonst beide deaktivieren</text:p>
      <text:p text:style-name="Standard"><text:tab/>BCOR=5mm, % Dicke der Bindung berücksichtigen (Copyshop fragen, wie viel das ist)</text:p>
      <text:p text:style-name="Standard"><text:tab/>ngerman,</text:p>
      <text:p text:style-name="Standard"><text:tab/>fleqn,</text:p>
      <text:p text:style-name="Standard"><text:tab/>final,</text:p>
      <text:p text:style-name="Standard"><text:tab/>]{scrartcl}</text:p>
      <text:p text:style-name="Standard">\usepackage{ucs}</text:p>
      <text:p text:style-name="Standard">\usepackage[utf8x]{inputenc} % Eingabekodierung: UTF-8</text:p>
      <text:p text:style-name="Standard">\usepackage{graphicx,subfigure}</text:p>
      <text:p text:style-name="Standard">\usepackage{subcaption}</text:p>
      <text:p text:style-name="Standard">\usepackage{float}</text:p>
      <text:p text:style-name="Standard">\usepackage{fixltx2e} % Schickere Ausgabe</text:p>
      <text:p text:style-name="Standard">\usepackage[T1]{fontenc} % ordentliche Trennung</text:p>
      <text:p text:style-name="Standard">\usepackage[english]{babel}</text:p>
      <text:p text:style-name="Standard">\usepackage[''Optionen'']{acronym}</text:p>
      <text:p text:style-name="Standard">\usepackage{amsmath}</text:p>
      <text:p text:style-name="Standard">\usepackage{amsthm}</text:p>
      <text:p text:style-name="Standard">\usepackage{lmodern} % ordentliche Schriften</text:p>
      <text:p text:style-name="Standard">\usepackage[unicode=true]{hyperref}</text:p>
      <text:p text:style-name="Standard">\usepackage{setspace,graphicx,tikz,tabularx} % für Elemente der Titelseite</text:p>
      <text:p text:style-name="Standard">\usepackage[draft=false,babel,tracking=true,kerning=true,spacing=true]{microtype} % optischer Randausgleich etc.</text:p>
      <text:p text:style-name="Standard"/>
      <text:p text:style-name="Standard">\DeclareMathOperator*{\argminB}{argmin} </text:p>
      <text:p text:style-name="Standard"/>
      <text:p text:style-name="Standard">\begin{document}</text:p>
      <text:p text:style-name="Standard"/>
      <text:p text:style-name="Standard">% Beispielhafte Nutzung der Vorlage für die Titelseite (bitte anpassen):</text:p>
      <text:p text:style-name="Standard">\input{Institutsvorlage}</text:p>
      <text:p text:style-name="Standard">\titel{Active Learning for Text Classification on Imbalanced Data} % Titel der Arbeit</text:p>
      <text:p text:style-name="Standard">\typ{Master Thesis} % Typ der Arbeit: <text:s/>Diplomarbeit, Masterarbeit, Bachelorarbeit</text:p>
      <text:p text:style-name="Standard">\grad{Master of Science (M. Sc.)} % erreichter Akademischer Grad</text:p>
      <text:p text:style-name="Standard">% z.B.: Master of Science (M. Sc.), Master of Education (M. Ed.), Bachelor of Science (B. Sc.), Bachelor of Arts (B. A.), Diplominformatikerin</text:p>
      <text:p text:style-name="Standard">\autor{Julia Masche} % Autor der Arbeit, mit Vor- und Nachname</text:p>
      <text:p text:style-name="Standard">\gebdatum{08.06.1993} % Geburtsdatum des Autors</text:p>
      <text:p text:style-name="Standard">\gebort{Berlin} % Geburtsort des Autors</text:p>
      <text:p text:style-name="Standard">\gutachter{Prof. Dr. Dr. hc. mult. Kerstin von Kienfeld}{Prof. Dr. Bernd Blume} % Erst- und Zweitgutachter der Arbeit</text:p>
      <text:p text:style-name="Standard">\mitverteidigung % entfernen, falls keine Verteidigung erfolgt</text:p>
      <text:p text:style-name="Standard">\makeTitel</text:p>
      <text:p text:style-name="Standard"/>
      <text:p text:style-name="Standard"/>
      <text:p text:style-name="Standard">\newpage</text:p>
      <text:p text:style-name="Standard">% Hier folgt die eigentliche Arbeit (bei doppelseitigem Druck auf einem neuen Blatt):</text:p>
      <text:p text:style-name="Standard">\tableofcontents</text:p>
      <text:p text:style-name="Standard">\newpage</text:p>
      <text:p text:style-name="Standard"><text:soft-page-break/></text:p>
      <text:p text:style-name="Standard">\listoffigures</text:p>
      <text:p text:style-name="Standard"/>
      <text:p text:style-name="Standard">\newpage </text:p>
      <text:p text:style-name="Standard"/>
      <text:p text:style-name="Standard">\listoftables</text:p>
      <text:p text:style-name="Standard"/>
      <text:p text:style-name="Standard">\newpage</text:p>
      <text:p text:style-name="Standard">\section*{Abkürzungsverzeichnis}</text:p>
      <text:p text:style-name="Standard">\begin{acronym}[Bash]</text:p>
      <text:p text:style-name="Standard"><text:s/>\acro{NLP}{Natural Language Processing}</text:p>
      <text:p text:style-name="Standard"><text:s/>\acro{EER}{Expected Error Reduction}</text:p>
      <text:p text:style-name="Standard"><text:s/>\acro{QBC}{Query By Committee}</text:p>
      <text:p text:style-name="Standard"><text:s/>\acro{LAL}{Learning Active Learning}</text:p>
      <text:p text:style-name="Standard"><text:s/>\acro{NN}{Neural Network}</text:p>
      <text:p text:style-name="Standard"><text:s/>\acro{LSTM}{Long short-term memory}</text:p>
      <text:p text:style-name="Standard"><text:s/>\acro{RNN}{Recurrent Neural Network}</text:p>
      <text:p text:style-name="Standard"><text:s/>\acro{SVM}{Support Vector Machine}</text:p>
      <text:p text:style-name="Standard"><text:s/>\acro{k-NN}{k-Nearest Neighbor}</text:p>
      <text:p text:style-name="Standard"><text:s/>\acro{AL}{Active Learning}</text:p>
      <text:p text:style-name="Standard"><text:s/>\acro{BERT}{Bidirectional Encoder Representations from Transformer}</text:p>
      <text:p text:style-name="Standard"><text:s/>\acro{GloVe}{Global Vectors}</text:p>
      <text:p text:style-name="Standard">\end{acronym}</text:p>
      <text:p text:style-name="Standard"/>
      <text:p text:style-name="Standard">\newpage</text:p>
      <text:p text:style-name="Standard"/>
      <text:p text:style-name="Standard">\section{Introduction}</text:p>
      <text:p text:style-name="Standard">Labeling documents for any Machine Learning problem, including text and document classification, can be difficult, time-consuming and expensive. In order to overcome the task of labeling thousands of documents, different \textit{Active Learning (AL)} approaches have been developed.</text:p>
      <text:p text:style-name="Standard">\\</text:p>
      <text:p text:style-name="Standard">Many papers already have been published about active learning in combination with different machine learning models for text classification. However, neural networks and deep learning with active learning is still a very unexplored area, especially when applied to class imbalanced datasets. Class imbalance in general poses a great challenge in text classification while being very relevant for real-world problems. For companies which work on classification problems, often times the data provided by their costumers is very unbalanced with many instances for one class and very few instances for other classes. Many AL query strategies work by selecting instances which will increase the model performance. That means for class imbalanced classification, instances of the minority classes should ideally be selected for the next query batch. \\</text:p>
      <text:p text:style-name="Standard">In order to examine the behavior of active learning for text classification on imbalanced data, I will carry out experiments on different datasets with different degrees of class imbalance. I will use 6 popular AL query strategies, so that I can also see if any query strategy works better for class imbalance problems. Moreover, I also will investigate how different pre-trained word embeddings play a role when handling class imbalance in AL setting.</text:p>
      <text:p text:style-name="Standard">\\</text:p>
      <text:p text:style-name="Standard">I will use a Recurrent Neural Network and a Transformer to train my data.</text:p>
      <text:p text:style-name="Standard">\\</text:p>
      <text:p text:style-name="Standard">I am trying to answer the following questions with my experiments:</text:p>
      <text:p text:style-name="Standard"/>
      <text:p text:style-name="Standard">\begin{enumerate}</text:p>
      <text:p text:style-name="Standard"><text:soft-page-break/><text:s text:c="4"/>\item How well does AL perform in combination with different word embeddings on imbalanced data?</text:p>
      <text:p text:style-name="Standard"><text:s text:c="4"/>\item To what degree of class imbalance does AL achieve good performance in combination with word embeddings?</text:p>
      <text:p text:style-name="Standard"><text:s text:c="4"/>\item Which Active Learning/Word Embedding combination performs the best on data sets with class imbalance?</text:p>
      <text:p text:style-name="Standard"><text:s text:c="4"/>\item Which Active Learning/Word Embedding combination runs the fastest? (Evaluation of performance with inclusion of runtime)</text:p>
      <text:p text:style-name="Standard">\end{enumerate}</text:p>
      <text:p text:style-name="Standard"/>
      <text:p text:style-name="Standard">\newpage</text:p>
      <text:p text:style-name="Standard"/>
      <text:p text:style-name="Standard">\section{Related Work}</text:p>
      <text:p text:style-name="Standard">\subsection{Natural Language Processing}</text:p>
      <text:p text:style-name="Standard">Natural Language Processing (NLP) comprises different tasks to analyze, understand, and derive meaning from human language \cite{q4}</text:p>
      <text:p text:style-name="Standard">In the field of NLP, Text Classification is one of the most fundamental tasks which aims to classify sentences or documents into specific classes. </text:p>
      <text:p text:style-name="Standard">With the rise of Word Embeddings models and Deep Learning, specifically Recurrent Neural Networks (RNN), complex text classification tasks finally became solvable.\\</text:p>
      <text:p text:style-name="Standard">In the next few paragraphs I will explain the basic structure and functionality of RNNs and Transformers in order to understand how they work.</text:p>
      <text:p text:style-name="Standard">Afterwards I will highlight why word embeddings are so important, especially for complex models like Neural Networks, and then describe the word embeddings used for my experiments in detail.</text:p>
      <text:p text:style-name="Standard"/>
      <text:p text:style-name="Standard"/>
      <text:p text:style-name="Standard">\subsection{Word Embeddings}</text:p>
      <text:p text:style-name="Standard">Word embeddings are text representations that capture both the semantic and syntactic meaning of a word. They are used for many NLP models due to their ability to boost the performance of a model significantly. The reason for that is that word embeddings are able to model the semantic importance of a word in numeric form and represent a word as dense vectors in lower dimensional space. This makes them especially computationally efficient when combined with neural networks. \\</text:p>
      <text:p text:style-name="Standard">The first word embedding which utilizes neural networks is called \textit{Word2Vec}. In \cite{q11}, the authors introduced two iteration-based methods of Word2Vec: <text:s/>\textit{Continuous-Bag-of-Words (CBOW) model} <text:s/>and \textit{skip-gram model}. In Figure ~\ref{fig:word2vec} both model architectures are shown. While CBOW predicts the center word from its surrounding context, skip-gram predicts the surrounding context words given a center word.</text:p>
      <text:p text:style-name="Standard"/>
      <text:p text:style-name="Standard">\begin{figure}[H]</text:p>
      <text:p text:style-name="Standard"><text:tab/>\centering</text:p>
      <text:p text:style-name="Standard"><text:tab/>\includegraphics[width=0.9\textwidth]{word2vec.png}</text:p>
      <text:p text:style-name="Standard"><text:tab/>\caption[Word2Vec model architecture]{New model architectures. CBOW and skip-gram \cite{q11} }</text:p>
      <text:p text:style-name="Standard"><text:tab/>\label{fig:word2vec}</text:p>
      <text:p text:style-name="Standard">\end{figure}</text:p>
      <text:p text:style-name="Standard"/>
      <text:p text:style-name="Standard">Many more word embeddings have been developed and introduced during the past few years. I will explain the embeddings used for my experiments briefly in the next few </text:p>
      <text:p text:style-name="Standard">sections.</text:p>
      <text:p text:style-name="Standard"/>
      <text:p text:style-name="Standard">\subsubsection{GloVe}</text:p>
      <text:p text:style-name="Standard"><text:soft-page-break/>Global Vectors (GloVe) was developed as an open-source project by Stanford \cite{q7}.</text:p>
      <text:p text:style-name="Standard">It is an unsupervised learning algorithm which uses log-bilinear regression model with a weighted least-squares objective for learning word representations. Similar to Word2Vec, it treats words as the smallest unit to train on. The goal of GloVe is to produce linear directions of meaning.</text:p>
      <text:p text:style-name="Standard">- weighted least squares model that trains on global word-word co-occurrence counts and thus makes efficient use of statistics</text:p>
      <text:p text:style-name="Standard"/>
      <text:p text:style-name="Standard"/>
      <text:p text:style-name="Standard"/>
      <text:p text:style-name="Standard">\subsubsection{FastText}</text:p>
      <text:p text:style-name="Standard">FastText was proposed by \cite{q8} in 2017 and it is essentially an extension of the classical word embedding Word2Vec.</text:p>
      <text:p text:style-name="Standard">Unlike Word2Vec, fastText also uses the internal structure of a world to get better vector representations. Each word is composed of n-grams and for each of the n-grams a character vector representation will be created. The vector of a whole word is therefore the sum of the vector representations of all the character n-grams as shown in the following equation:</text:p>
      <text:p text:style-name="Standard"/>
      <text:p text:style-name="Standard">\begin{equation}</text:p>
      <text:p text:style-name="Standard"><text:s text:c="3"/>s(w,c) = \sum \limits_{g \in G_w}^{} z_g^\top v_c</text:p>
      <text:p text:style-name="Standard">\end{equation}</text:p>
      <text:p text:style-name="Standard">To better understand how n-grams are composed, I will shortly explain the example in cite{q8}:</text:p>
      <text:p text:style-name="Standard">Taking the word \textit{where} and \textit{n=3}, the following character n-grams are created:</text:p>
      <text:p text:style-name="Standard">\\</text:p>
      <text:p text:style-name="Standard">\\</text:p>
      <text:p text:style-name="Standard">$'&lt;wh', 'whe', 'her', 'ere', 're&gt;'$ \\ \\</text:p>
      <text:p text:style-name="Standard">together with the special sequence $&lt;where&gt;$. Note that the word \textit{her} will not have the same representation as the n-gram \\</text:p>
      <text:p text:style-name="Standard">There are many advantages compared to models like Word2Vec and GloVe.</text:p>
      <text:p text:style-name="Standard">FastText generates better word embeddings for rare words and is also able to create word embeddings for words which do not appear in the training corpus. The latter are also called \textit{out of vocabulary words}.</text:p>
      <text:p text:style-name="Standard">For example, if the word \textit{particularly} does not have any representation in the training corpus, but all its n-gram vector representations are in the corpus, fastText can still average over those and get a word vector representation of this word. \\</text:p>
      <text:p text:style-name="Standard">However, one drawback of the fastText model is that it requires high memory due to the fact that word embeddings are created from characters and not from words.</text:p>
      <text:p text:style-name="Standard">The authors of \cite{q8} were able to solve this drawback by using a hashing function that maps n-grams to integers in 1 to K and therefore requires less memory.</text:p>
      <text:p text:style-name="Standard"/>
      <text:p text:style-name="Standard">\subsubsection{Flair}</text:p>
      <text:p text:style-name="Standard">In 2018, \cite{q9} introduced a novel type of contextualized character-level embeddings called Flair and released pre-trained models in a simple-to-use framework of the same name.</text:p>
      <text:p text:style-name="Standard">\\</text:p>
      <text:p text:style-name="Standard">Flair embeddings are contextualized by their surrounding text which means that the same word will have different embeddings depending on its contextual use. It models words and context as sequences of characters, so that one the one hand rare and misspelled words can be better handled and on the other hand subword structures like prefixes and endings can be modeled.</text:p>
      <text:p text:style-name="Standard">\\</text:p>
      <text:p text:style-name="Standard">In order to form word embeddings, sentences are passed as sequences of characters into a character-level language model. They used a LSTM variant of recurrent neural networks due to its ability to encode long-term dependencies with their hidden state. The contextualized word embeddings are then created by utilizing the hidden state of a forward-backward recurrent neural network. Figure ~\<text:soft-page-break/>ref{fig:flair} illustrates the approach for a word in an example sentence where the forward language model is shown in red and the backward language model is shown in blue. The <text:s/>output <text:s/>hidden <text:s/>state after <text:s/>the <text:s/>last <text:s/>character <text:s/>in <text:s/>the <text:s/>word containing information propagated from the beginning of the sentence up to this point, will be extracted from the forward LM. From the backward LM, the output hidden state before the first character in the word will be extracted. This hidden state contains information propagated from the end of the sentence to this point. The final word embedding is formed by concatenating both hidden states.</text:p>
      <text:p text:style-name="Standard"/>
      <text:p text:style-name="Standard">\begin{figure}[h]</text:p>
      <text:p text:style-name="Standard"><text:tab/>\centering</text:p>
      <text:p text:style-name="Standard"><text:tab/>\includegraphics[width=0.9\textwidth]{flair.png}</text:p>
      <text:p text:style-name="Standard"><text:tab/>\caption[Flair contextual string embedding example]{Extraction of a contextual string embedding for a word (“Washington”) in a sentential context. \cite{q9} }</text:p>
      <text:p text:style-name="Standard"><text:tab/>\label{fig:flair}</text:p>
      <text:p text:style-name="Standard">\end{figure}</text:p>
      <text:p text:style-name="Standard"/>
      <text:p text:style-name="Standard">\subsubsection{BERT}</text:p>
      <text:p text:style-name="Standard">BERT (Bidirectional Encoder Representations <text:s/>from Transformer) is a language presentation model introduced by \cite{q10} in 2018. As the name suggest, BERT pre-trains deep <text:s/>bidirectional <text:s/>representations <text:s/>from unlabeled text by jointly conditioning on both left <text:s/>and <text:s/>right <text:s/>context <text:s/>in <text:s/>all layers. This enables the pre-trained model to be fine-tuned with just one additional output layer.</text:p>
      <text:p text:style-name="Standard"/>
      <text:p text:style-name="Standard">\begin{figure}[H]</text:p>
      <text:p text:style-name="Standard"><text:tab/>\centering</text:p>
      <text:p text:style-name="Standard"><text:tab/>\includegraphics[width=1\textwidth]{bert.png}</text:p>
      <text:p text:style-name="Standard"><text:tab/>\caption[BERT pre-training and fine-tuning procedure]{Overall pre-training and fine-tuning procedures for BERT. \cite{q10} }</text:p>
      <text:p text:style-name="Standard"><text:tab/>\label{fig:bert}</text:p>
      <text:p text:style-name="Standard">\end{figure}</text:p>
      <text:p text:style-name="Standard"/>
      <text:p text:style-name="Standard">\textit{Pre-training} and \textit{fine-tuning} are the two steps in the BERT framework.</text:p>
      <text:p text:style-name="Standard">First, the model is trained on unlabeled data <text:s/>over <text:s/>different <text:s/>pre-training <text:s/>task during pre-training and those pre-trained parameters are then used for the first initialisation of the BERT model.</text:p>
      <text:p text:style-name="Standard">Afterwards, those parameters will then be fine-tuned using labeled data from the downstream task.</text:p>
      <text:p text:style-name="Standard">The overall procedure for BERT is shown in Figure ~\ref{fig:bert}. Both architecture are </text:p>
      <text:p text:style-name="Standard"/>
      <text:p text:style-name="Standard"/>
      <text:p text:style-name="Standard">\subsection{Recurrent Neural Networks (RNN) for Text Classification}</text:p>
      <text:p text:style-name="Standard">A standard neural network (NN) consists of many simple, connected processors called neurons. Each of those neurons produce a sequence of real-valued activations. Input neurons get activated through sensors perceiving the environment, other neurons get activated through weighted connections from previously active neurons \cite{q3}.</text:p>
      <text:p text:style-name="Standard">For traditional neural network, all inputs (and outputs) are independent of each other. <text:s/>\cite{q4}.</text:p>
      <text:p text:style-name="Standard">\\</text:p>
      <text:p text:style-name="Standard">Recurrent Neural Networks (RNN) are a very important variant of neural networks heavily used in NLP. Unlike standard NN, the output in RNNs are dependent on the previous computations since they need to process usually long sequences where the same task must be performed for every element of that sequence. Therefore they make use of sequential information and are able to capture information about what has been calculated so far. <text:s/>\\</text:p>
      <text:p text:style-name="Standard">Besides Feedforward connections which are also used in standard NNS, RNNS also make use of 3 types of Feedback connections: direct feedback, indirect feedback, lateral feedback \cite{q5}.</text:p>
      <text:p text:style-name="Standard"/>
      <text:p text:style-name="Standard"><text:soft-page-break/>The base unit of a RNN is called Recurrent Neural Unit and its architecture is shown in Figure ~\ref{fig:rnn}. The base unit includes a direct feedback connection where a neuron \textit{A} uses its output as an additional input for the next time step. As you unfold this base unit for every time step, you get representation of the unit as shown on the right in Figure ~\ref{fig:rnn} \cite{q5}. </text:p>
      <text:p text:style-name="Standard">\\</text:p>
      <text:p text:style-name="Standard">In order to train the network, a learning procedure is needed. Backpropagation Through Time (BPTT) is specifically used for RNNs. BPTT is done at each time point and at timestep T the derivative of the loss \textit{L} with respect to weight matrix \textit{W} is expressed as follows \cite{q28}:</text:p>
      <text:p text:style-name="Standard">\\</text:p>
      <text:p text:style-name="Standard">FORMEL</text:p>
      <text:p text:style-name="Standard">\\</text:p>
      <text:p text:style-name="Standard">with the loss function L of all time steps being defined based on the loss at every time step as follows \cite{q28}:</text:p>
      <text:p text:style-name="Standard">\\</text:p>
      <text:p text:style-name="Standard">FORMEL</text:p>
      <text:p text:style-name="Standard">\\</text:p>
      <text:p text:style-name="Standard"/>
      <text:p text:style-name="Standard">\begin{figure}[H]</text:p>
      <text:p text:style-name="Standard"><text:tab/>\centering</text:p>
      <text:p text:style-name="Standard"><text:tab/>\includegraphics[width=0.8\textwidth]{rnn.png}</text:p>
      <text:p text:style-name="Standard"><text:tab/>\caption[RNN base unit]{Unfolded RNN base unit \cite{q5}}</text:p>
      <text:p text:style-name="Standard"><text:tab/>\label{fig:rnn}</text:p>
      <text:p text:style-name="Standard">\end{figure}</text:p>
      <text:p text:style-name="Standard"/>
      <text:p text:style-name="Standard">- different types: Bidirectional <text:s/>RNN, Deep RNN, LSTM \cite{q4}</text:p>
      <text:p text:style-name="Standard"/>
      <text:p text:style-name="Standard"/>
      <text:p text:style-name="Standard">- LSTM \cite{q5}</text:p>
      <text:p text:style-name="Standard">- special RNN developed 1997</text:p>
      <text:p text:style-name="Standard">- solves problem of disappearing gradients</text:p>
      <text:p text:style-name="Standard"/>
      <text:p text:style-name="Standard">With RNNs it is possible to process input of any length without increasing the model size itself. However, the computation is quite slow and for standard RNNs, it is also difficult to access information from a long time ago \cite{q28}. </text:p>
      <text:p text:style-name="Standard"/>
      <text:p text:style-name="Standard"/>
      <text:p text:style-name="Standard">\subsection{Transformer for Text Classification}</text:p>
      <text:p text:style-name="Standard">Transformer are a special type of neural network architecture which consists of a sequence to sequence model. It transforms sequences with the help of Encoder and Decoder.</text:p>
      <text:p text:style-name="Standard">The Encoder takes the input sequence and maps it into a higher dimensional space (n-dimensional vector). That abstract vector is fed into the Decoder which turns it into an output sequence. The output sequence can be in another language, symbols, a copy of the input, etc.</text:p>
      <text:p text:style-name="Standard">Transformer do not imply any Recurrent Networks like GRU, LSTM and unlike those architectures. \\</text:p>
      <text:p text:style-name="Standard">One big improvement to RNNs is the attention mechanism which looks at an input sequence and decides at each step which other parts of the sequence are important.</text:p>
      <text:p text:style-name="Standard">- so for Transformers, for each input for the encoder, takes into account several other inputs at the same time and decides which ones are important by attributing different weights to those inputs</text:p>
      <text:p text:style-name="Standard">- in Figure ~\ref{fig:transformer}</text:p>
      <text:p text:style-name="Standard"/>
      <text:p text:style-name="Standard">\begin{figure}[H]</text:p>
      <text:p text:style-name="Standard"><text:soft-page-break/><text:tab/>\centering</text:p>
      <text:p text:style-name="Standard"><text:tab/>\includegraphics[width=0.6\textwidth]{transformer.png}</text:p>
      <text:p text:style-name="Standard"><text:tab/>\caption[Transformer Architecture]{Transformer Model Architecture \cite{q14}}</text:p>
      <text:p text:style-name="Standard"><text:tab/>\label{fig:transformer}</text:p>
      <text:p text:style-name="Standard">\end{figure}</text:p>
      <text:p text:style-name="Standard"/>
      <text:p text:style-name="Standard"/>
      <text:p text:style-name="Standard"/>
      <text:p text:style-name="Standard">\newpage</text:p>
      <text:p text:style-name="Standard"/>
      <text:p text:style-name="Standard">\subsection{Pool-Based Active Learning}</text:p>
      <text:p text:style-name="Standard">Active Learning is a subfield of machine learning. The main goal of AL is to overcome labeling thousand of documents at a time by querying unlabeled instances step by step and achieving good performance with as few labeled instances as possible.</text:p>
      <text:p text:style-name="Standard">\\</text:p>
      <text:p text:style-name="Standard">Pool-based active learning is the most popular setting and its learning cycle is shown in Figure ~\ref{fig:pool_al}. We start with a large pool of unlabeled instances \textit{U} and a small seed set of already labeled instances. Those labeled instances will be used as the training set \textit{L} to train the machine learning model. After training, a new batch of instances is selected from the unlabeled pool using a specific query strategy (and the trained model). The queried instances then have to be labeled by a human annotator before being used for the next learning round. This will be repeated until the stopping criteria is satisfied.</text:p>
      <text:p text:style-name="Standard"/>
      <text:p text:style-name="Standard">\begin{figure}[H]</text:p>
      <text:p text:style-name="Standard"><text:tab/>\centering</text:p>
      <text:p text:style-name="Standard"><text:tab/>\includegraphics[width=0.8\textwidth]{pool_activelearning.png}</text:p>
      <text:p text:style-name="Standard"><text:tab/>\caption[Pool-Based Active Learning]{The pool-based active learning cycle \cite{q1}}</text:p>
      <text:p text:style-name="Standard"><text:tab/>\label{fig:pool_al}</text:p>
      <text:p text:style-name="Standard">\end{figure}</text:p>
      <text:p text:style-name="Standard"/>
      <text:p text:style-name="Standard"/>
      <text:p text:style-name="Standard">\subsection{Query Strategies for Active Learning}</text:p>
      <text:p text:style-name="Standard">\cite{q16} classify AL strategies based on a strategy’s input information which can be either random or one of data, model and prediction. Random sampling is often used as a baseline when comparing different strategies. It selects instances at random and often performs competitive to more sophisticated strategies. </text:p>
      <text:p text:style-name="Standard">\\</text:p>
      <text:p text:style-name="Standard">The data-based strategies only operate on the raw input data and sometimes also take the labels of of the labeled pool into account. They can either use information about the data distribution, label distribution, and label correlation or they rely on the representativeness of the data.</text:p>
      <text:p text:style-name="Standard">\\</text:p>
      <text:p text:style-name="Standard">- EXAMPLES</text:p>
      <text:p text:style-name="Standard">\\</text:p>
      <text:p text:style-name="Standard">Prediction-based strategies select instances by scoring their prediction output. Two very popular examples of this class are Uncertainty Sampling and Query-By-Committee described in \cite{q1} which I will describe in detail in the following sections. </text:p>
      <text:p text:style-name="Standard">\\</text:p>
      <text:p text:style-name="Standard">The model-based approaches have knowledge about both the data and the model. </text:p>
      <text:p text:style-name="Standard"/>
      <text:p text:style-name="Standard">\subsubsection{Uncertainty Sampling}</text:p>
      <text:p text:style-name="Standard"><text:soft-page-break/>Uncertainty Sampling is one of the most commonly used query strategy and is based on the prediction of instances. It queries the instance which it is most uncertain about. Settles describes in \cite{q1} the 3 variants of uncertainty sampling called</text:p>
      <text:p text:style-name="Standard">\textit{least confident sampling, margin sampling and entropy}. Entropy uncertainty sampling is the most popular among them and I therefore chose entropy as the uncertainty measure for my comparison of strategies. It is defined as</text:p>
      <text:p text:style-name="Standard"/>
      <text:p text:style-name="Standard">\begin{equation}</text:p>
      <text:p text:style-name="Standard"><text:s text:c="4"/>X^*_H = \argminB_x -\sum \limits_{i}^{} P_{\theta}(y_i|x) log P_{\theta}(y_i|x)</text:p>
      <text:p text:style-name="Standard">\end{equation}</text:p>
      <text:p text:style-name="Standard"/>
      <text:p text:style-name="Standard"/>
      <text:p text:style-name="Standard">\subsubsection{Query-By-Committee}</text:p>
      <text:p text:style-name="Standard">The Query-By-Committee algorithm (QBC) is a theoretical-motivated selection framework proposed by Seung and colleagues in 1992 \cite{q2}. The main idea is to train a committee of models on the same labeled data and the next query to be chosen is the one which they most disagree about. According to \cite{q1}, there are two questions that need to be answered when implementing a QBC algorithm: </text:p>
      <text:p text:style-name="Standard"/>
      <text:p text:style-name="Standard">\begin{itemize}</text:p>
      <text:p text:style-name="Standard"><text:s text:c="4"/>\item[i] How to construct models which represent different regions of the version space so that the version space is minimized?</text:p>
      <text:p text:style-name="Standard"><text:s text:c="4"/>\item[ii] How to measure disagreement among committee members?</text:p>
      <text:p text:style-name="Standard">\end{itemize}</text:p>
      <text:p text:style-name="Standard"/>
      <text:p text:style-name="Standard">Two main approaches have been proposed in order to measure the disagreement among committtee members: \textit{vote entropy} and \textit{Kullback-Leibler (KL) divergence} \cite{q2}. </text:p>
      <text:p text:style-name="Standard"/>
      <text:p text:style-name="Standard">\begin{equation}</text:p>
      <text:p text:style-name="Standard"><text:s text:c="3"/>X^*_{VE} = \argminB_x - \sum \limits_{i}^{} \frac{V(y_i)}{C}log\frac{V(y_i)}{C}</text:p>
      <text:p text:style-name="Standard">\end{equation}</text:p>
      <text:p text:style-name="Standard"/>
      <text:p text:style-name="Standard"/>
      <text:p text:style-name="Standard"/>
      <text:p text:style-name="Standard">\subsubsection{Graph Density}</text:p>
      <text:p text:style-name="Standard">Graph Density, also referred as diversity promoting sampling method, uses the graph density to determine the most representative points in the pool. It was introduced as a novel sampling criteria by \cite{q15}. The algorithm builds a k-nearest-neighbor graph with the manhattan distance as distance measure between nodes and k=10 for the number of nearest neighbors.</text:p>
      <text:p text:style-name="Standard">The resulting graph is symmetric and also weighted with a Gaussian kernel. In order to rank the data points according to their representativeness, the following weight matrrx was introduced in \cite{q15}:</text:p>
      <text:p text:style-name="Standard"/>
      <text:p text:style-name="Standard">\begin{equation}</text:p>
      <text:p text:style-name="Standard"><text:s text:c="3"/>W_{ij} = P_{ij} exp(\frac{-d(x_i, x_j)}{2\sigma^2})</text:p>
      <text:p text:style-name="Standard">\end{equation}</text:p>
      <text:p text:style-name="Standard"/>
      <text:p text:style-name="Standard">with $P_{ij}$ being the probability <text:s/>that a point $x_i$ uses another point $x_j$ as its neighbour. It applies that $P_ij = 1$ if $d(x_i, x_j)$ is one of of <text:s/>the k smallest <text:s/>distances <text:s/>of $x_i$. </text:p>
      <text:p text:style-name="Standard">For the algorithm to be able to distinguish among data points with many small weighted neighbors, \cite{q15} suggest to normalize these weights by the number of edges as follows:</text:p>
      <text:p text:style-name="Standard"/>
      <text:p text:style-name="Standard"><text:soft-page-break/>\begin{equation}</text:p>
      <text:p text:style-name="Standard"><text:s text:c="3"/>Gra(x_i) = \frac{\sum \limits_{i}^{}W_{ij}}{\sum \limits_{i}^{}P_{ij}}</text:p>
      <text:p text:style-name="Standard">\end{equation}</text:p>
      <text:p text:style-name="Standard"/>
      <text:p text:style-name="Standard">Moreover, to avoid multiple selection of the same dense region, the weights of direct neighbors of the currently selected node $x_i$ are being reduced with:</text:p>
      <text:p text:style-name="Standard"/>
      <text:p text:style-name="Standard">\begin{equation}</text:p>
      <text:p text:style-name="Standard"><text:s text:c="3"/>Gra(x_j) = Gra(x_j) - Gra(x_i)P_{ij}</text:p>
      <text:p text:style-name="Standard">\end{equation}</text:p>
      <text:p text:style-name="Standard"/>
      <text:p text:style-name="Standard">The authors of \cite{q15} claim that this method avoids sampling outliers and it is also very robust due to the k-NN graph structure. </text:p>
      <text:p text:style-name="Standard"/>
      <text:p text:style-name="Standard"/>
      <text:p text:style-name="Standard">\subsubsection{Expected Error Reduction}</text:p>
      <text:p text:style-name="Standard">Expected Error Reduction (EER), as the name already implies, is a decision-theoretic approach that measures how much generalization error is likely to be reduced when querying the next instance. It tries to estimate the expected future error and to minimize the expected log-loss simultaneously \cite{q1} as follows:</text:p>
      <text:p text:style-name="Standard"/>
      <text:p text:style-name="Standard">\begin{equation}</text:p>
      <text:p text:style-name="Standard"><text:s text:c="3"/>X^*_{log} = \argminB_x \sum \limits_{i}^{} P_{\theta}(y_i|x)(-\sum \limits_{u=1}^{U}\sum \limits_{j}^{}P_{\theta + \langle x, y_i \rangle}(y_j| x^{(u)}) log P_{\theta + \langle x, y_i \rangle}(y_j| x^{(u)})</text:p>
      <text:p text:style-name="Standard">\end{equation}</text:p>
      <text:p text:style-name="Standard"/>
      <text:p text:style-name="Standard">This, however, makes EER the most computationally expensive query framework among the strategies introduced in my thesis because it requires estimating the expected future error over \textit{U} for each query. A new model must be incrementally re-trained for each possible query labeling, which in turn iterates over the entire pool. </text:p>
      <text:p text:style-name="Standard">Therefore, EER is mostly only considered for binary classification tasks. Nevertheless, I it is still interesting to see how well it performs for both unbalanced binary and unbalanced multi-class classification problems.</text:p>
      <text:p text:style-name="Standard"/>
      <text:p text:style-name="Standard"/>
      <text:p text:style-name="Standard">\subsubsection{Learning Active Learning}</text:p>
      <text:p text:style-name="Standard">\cite{q6} describe a new data-driven AL approach called Learning Active Learning (LAL) which is formulated as a regression problem.</text:p>
      <text:p text:style-name="Standard">The paper introduced two types of LAL: Learning Active Learning Iterative and Learning Active Learning Independent.</text:p>
      <text:p text:style-name="Standard">The model is trained on synthetic data which makes the features not domain-specific. </text:p>
      <text:p text:style-name="Standard">Therefore the trained regressor can be applied to other classification problems as well.</text:p>
      <text:p text:style-name="Standard">If a sufficiently large annotated set can be provided initially, the regressor can also be trained on that instead of the synthetic data.</text:p>
      <text:p text:style-name="Standard">The aim of LAL is to predict the expected reduction of the generalization error when adding a specific label.</text:p>
      <text:p text:style-name="Standard"/>
      <text:p text:style-name="Standard">\newpage</text:p>
      <text:p text:style-name="Standard"/>
      <text:p text:style-name="Standard">\section{Literature Review}</text:p>
      <text:p text:style-name="Standard"/>
      <text:p text:style-name="Standard"><text:soft-page-break/>\textbf{Active Learning for Text Classification}</text:p>
      <text:p text:style-name="Standard">\\</text:p>
      <text:p text:style-name="Standard">During my research for AL query strategies, I noticed that NN and Deep Learning are not very prevalent in AL applications, especially for RNN architectures. \\</text:p>
      <text:p text:style-name="Standard">AL for Text Classification and NLP in general is, however, a widely explored area. \cite{q17} perform active learning with support vector machines (SVM) on text classification tasks and introduce 3 new algorithms that attempt to reduce version space as much as possible at each query. </text:p>
      <text:p text:style-name="Standard">In \cite{q18}, the authors combine <text:s/>Expectation-Maximization (EM) and a naive Bayes classifier in order to learn from labeled and unlabeled documents and show that the use <text:s/>of unlabeled data reduces classification error by up to 30 percent.</text:p>
      <text:p text:style-name="Standard">\cite{q19} present a batch mode active learning algorithm for large-scale text categorization and use both Logistic Regression and SVM as classifiers. </text:p>
      <text:p text:style-name="Standard">The authors in \cite{q20} compare the two most popular query strategies, Uncertainty Sampling and QBC, with Random Sampling on different classification tasks and found that active learning produces high-performance classification models with fewer labeled documents when compared to passive learning approaches. They used SVM, Logisitc Regression and Naive Bayes as classification models. </text:p>
      <text:p text:style-name="Standard">3 different classifiers were also used in \cite{q21} where the authors explore the <text:s/>reusability problem in text classification scenarios. Therefore they measured the impact of using different classifier types (SVM, k-NN and Naive Bayes) as the selector (determines the examples to select from the pool) and consumer (trained on the resulting labelled examples and tested on the remaining test set). The results show that AL achieves best results when selector and consumer are the same classifier type.</text:p>
      <text:p text:style-name="Standard">\\</text:p>
      <text:p text:style-name="Standard">\\</text:p>
      <text:p text:style-name="Standard">\textbf{Deep Active Learning}</text:p>
      <text:p text:style-name="Standard">\\</text:p>
      <text:p text:style-name="Standard">\cite{q23}</text:p>
      <text:p text:style-name="Standard">\cite{q24}</text:p>
      <text:p text:style-name="Standard">\cite{q25}</text:p>
      <text:p text:style-name="Standard">\\</text:p>
      <text:p text:style-name="Standard">\textbf{Word Embeddings in Active Learning}</text:p>
      <text:p text:style-name="Standard">The impact of different word representations <text:s/>for classification tasks in AL setting has been little studied so far. Both \cite{q23} and \cite{q24} use word2vec embeddings with different NN models to classifiy text while in \cite{q25} GloVe embeddings and in \cite{q26} BERT embeddings are used for text classification in order to compare the performance of different AL strategies.</text:p>
      <text:p text:style-name="Standard">\\</text:p>
      <text:p text:style-name="Standard">\cite{q22} is a recent paper which evaluates the effectiveness of different text representation mechanisms for active learning. They chose \textit{Bag-of-words(BOW)}, \textit{Latent Dirichlet Allocation(LDA)}, \textit{fastText} and \textit{BERT} as text representation schemes and a Linear-SVM as their model for text classification on different well-balanced, binary datasets. For the experiments, they combined each text representations with each of the 5 query strategies (Random, Uncertainty, Information Density, QBC and EGAL). Results show that text representations based on word embeddings generally performed better when active learning is used and that BERT surpass the performances achieved using other representations.</text:p>
      <text:p text:style-name="Standard">\\</text:p>
      <text:p text:style-name="Standard">\\</text:p>
      <text:p text:style-name="Standard">\textbf{Class Imbalance in Active Learning}</text:p>
      <text:p text:style-name="Standard">Although class imbalance is especially relevant for real world classification problems, it is still a largely unexplored research area in AL. </text:p>
      <text:p text:style-name="Standard">\\</text:p>
      <text:p text:style-name="Standard"><text:soft-page-break/>\cite{q27} present the relationship between active learning and imbalanced data classification tasks and say that substantial class imbalance may pose difficulties for traditional active learning. The results of their experiments show that for moderate class imbalance, AL is still an effective strategy without any further adaptions. However, for substantial class imbalance they suggest different skew-specialized active <text:s/>learning <text:s/>techniques in order to achieve good performances.</text:p>
      <text:p text:style-name="Standard">\\</text:p>
      <text:p text:style-name="Standard">In \cite{q20}, the authors address the problem of class imbalance and test active learning for different imbalance levels. They found that active learning still significantly reduced the time spent labeling documents. However, they only took binary classification into account. </text:p>
      <text:p text:style-name="Standard"/>
      <text:p text:style-name="Standard"/>
      <text:p text:style-name="Standard"/>
      <text:p text:style-name="Standard">\newpage</text:p>
      <text:p text:style-name="Standard"/>
      <text:p text:style-name="Standard">\section{Experiments}</text:p>
      <text:p text:style-name="Standard">\subsection{Experimental setup}</text:p>
      <text:p text:style-name="Standard">I implemented all experiments in Python. For the implementation of AL query strategies, I used the python toolbox ALiPy\footnote{\url{https://github.com/NUAA-AL/ALiPy}} \cite{q12} which implements more than 20 commonly used active learning methods. Since I only concentrated on AL with Instance Selection, I had a choice of 9 different strategies\footnote{\url{https://github.com/NUAA-AL/ALiPy/blob/master/alipy/query_strategy/query_labels.py}} provided by ALiPy.</text:p>
      <text:p text:style-name="Standard">All of the strategy implementations are based on their corresponding paper introduced in previous sections. \\</text:p>
      <text:p text:style-name="Standard">In order to use different word embeddings easily for my classification experiments, I chose the NLP library Flair\footnote{\url{https://github.com/flairNLP/flair}} for applying state-of-the-art NLP models \cite{q9}.</text:p>
      <text:p text:style-name="Standard">Flair provides a simple interface allowing to use and to combine different word including all of the embeddings described in Section 3.2. For my experiments, I used the classic english GloVe embeddings\footnote{\url{https://github.com/flairNLP/flair/blob/master/resources/docs/embeddings/CLASSIC_WORD_EMBEDDINGS.md}}, fastText embeddings without oov functionality\footnote{\url{https://github.com/flairNLP/flair/blob/master/resources/docs/embeddings/FASTTEXT_EMBEDDINGS.md}} trained over Wiikipedia, Flair embeddings\footnote{\url{https://github.com/flairNLP/flair/blob/master/resources/docs/embeddings/FLAIR_EMBEDDINGS.md}} (news-forward, news-backward) trained with 1 billion word corpus and BERT transformer word embeddings\footnote{\url{https://github.com/flairNLP/flair/blob/master/resources/docs/embeddings/TRANSFORMER_EMBEDDINGS.md}} (bert-large-uncased) with only the last layer used for the embeddings.</text:p>
      <text:p text:style-name="Standard">\\</text:p>
      <text:p text:style-name="Standard">Flair provied different types of document embeddings including RNN and Transformer document embeddings which I used both for my experiments. The GRU-type RNN Document Embeddings\footnote{\url{https://github.com/flairNLP/flair/blob/master/resources/docs/embeddings/DOCUMENT_RNN_EMBEDDINGS.md}} takes the word embeddings of every token in the document as input and provides its last output state as document embedding. The RNN used for my experiments consists of 256 hidden states and 1 layer. Those RNN embeddings will then be used to train a text classification model\footnote{\label{note1} I took the example code in \url{https://github.com/flairNLP/flair/blob/master/resources/docs/TUTORIAL_7_TRAINING_A_MODEL.md} as reference for my experiments}. I trained all my experiments with RNN document embeddings with epoch 100, a mini-batch-size of 16 and a learning rate of 0.1. </text:p>
      <text:p text:style-name="Standard">\\</text:p>
      <text:p text:style-name="Standard"><text:soft-page-break/>When using Transformer document embeddings\footnote{\url{https://github.com/flairNLP/flair/blob/master/resources/docs/TUTORIAL_5_DOCUMENT_EMBEDDINGS.md}}, the transformer directly provides embeddings for a whole sentence. I chose BERT transformer model (bert-large-uncased) again for this type of document embedding and trained the model\textsuperscript{\ref{note1}} with epoch 5, a mini-batch-size of 16 and a learning rate of 3e-5. </text:p>
      <text:p text:style-name="Standard"/>
      <text:p text:style-name="Standard">\\</text:p>
      <text:p text:style-name="Standard">I started with 100 randomly chosen instances as the seed set for the active learning training. However, I made sure that each query strategy started with the same seed set. For each query, 100 instances were sampled from the pool until the unlabeled pool was empty.\\</text:p>
      <text:p text:style-name="Standard">I used 5 fold cross validation for both active learning and no active learning training and averaged the g-mean over the results of those 5 folds. I decided for g-mean as my performance measure since it is suitable for class imbalance classification problems. It is defined as:</text:p>
      <text:p text:style-name="Standard"/>
      <text:p text:style-name="Standard">\newtheorem{definition}{Definition}</text:p>
      <text:p text:style-name="Standard">\theoremstyle{definition}</text:p>
      <text:p text:style-name="Standard">\begin{definition}{\textbf{G-Mean}}</text:p>
      <text:p text:style-name="Standard">The <text:s text:c="2"/>Geometric <text:s text:c="2"/>Mean <text:s text:c="2"/>(G-Mean) <text:s text:c="2"/>is <text:s text:c="2"/>a metric <text:s text:c="2"/>that <text:s text:c="2"/>measures <text:s text:c="2"/>the <text:s text:c="2"/>balance <text:s text:c="2"/>between <text:s text:c="2"/>classification performances <text:s/>on <text:s/>all classes. Given $n$ classes and the recall for each class with $Recall(class_n)$, the g-mean is defined as:</text:p>
      <text:p text:style-name="Standard">\begin{displaymath}</text:p>
      <text:p text:style-name="Standard">g-mean = \sqrt[n]{\prod \limits_{n}^{}Recall(class_n)}</text:p>
      <text:p text:style-name="Standard">\end{displaymath}</text:p>
      <text:p text:style-name="Standard">\end{definition}</text:p>
      <text:p text:style-name="Standard"/>
      <text:p text:style-name="Standard">Moreover, I also take into account the f-1 score for the minority classes in order to see how well the experiments performed for class imbalance. </text:p>
      <text:p text:style-name="Standard"/>
      <text:p text:style-name="Standard">\theoremstyle{definition}</text:p>
      <text:p text:style-name="Standard">\begin{definition}{\textbf{F1-Score}}</text:p>
      <text:p text:style-name="Standard">The F1-score can be interpreted as a weighted average of the precision and recall and is defined as :</text:p>
      <text:p text:style-name="Standard">\begin{displaymath}</text:p>
      <text:p text:style-name="Standard">f1-score = \frac{(2*Precision*Recall)}{Precision + Recall}</text:p>
      <text:p text:style-name="Standard">\end{displaymath}</text:p>
      <text:p text:style-name="Standard">\end{definition}</text:p>
      <text:p text:style-name="Standard"/>
      <text:p text:style-name="Standard">\theoremstyle{definition}</text:p>
      <text:p text:style-name="Standard">\begin{definition}{\textbf{Precision}}</text:p>
      <text:p text:style-name="Standard">Precision is the ratio of correct positive predictions out of all positive predictions made.</text:p>
      <text:p text:style-name="Standard">\begin{displaymath}</text:p>
      <text:p text:style-name="Standard">precision = \frac{TruePositives}{ TruePositives + FalsePositives}</text:p>
      <text:p text:style-name="Standard">\end{displaymath}</text:p>
      <text:p text:style-name="Standard">\end{definition}</text:p>
      <text:p text:style-name="Standard"/>
      <text:p text:style-name="Standard">\theoremstyle{definition}</text:p>
      <text:p text:style-name="Standard">\begin{definition}{\textbf{Recall}}</text:p>
      <text:p text:style-name="Standard">Recall is the ratio between how much were correctly identified as positive to how much were actually positive.</text:p>
      <text:p text:style-name="Standard">\begin{displaymath}</text:p>
      <text:p text:style-name="Standard">precision = \frac{TruePositives}{ TruePositives + FalseNegative}</text:p>
      <text:p text:style-name="Standard">\end{displaymath}</text:p>
      <text:p text:style-name="Standard"><text:soft-page-break/>\end{definition}</text:p>
      <text:p text:style-name="Standard"/>
      <text:p text:style-name="Standard">I also measured the runtime of each experiment to see which of the strategies run the fastest.</text:p>
      <text:p text:style-name="Standard"/>
      <text:p text:style-name="Standard"/>
      <text:p text:style-name="Standard">\subsection{Datasets}</text:p>
      <text:p text:style-name="Standard">I used 3 different classification datasets for my experiments: Stanford Sentiment Treebank (SST-2) \cite{q13}, Newsgroup and Wikipedia movie dataset.</text:p>
      <text:p text:style-name="Standard">Both SST-2 and Newsgroup are balanced datasets and I therefore made them unbalanced by choosing more instances of a specific class and less instances of other classes. </text:p>
      <text:p text:style-name="Standard">Due to the fact that I had to run many experiments and training with RNN usually takes some time, I decided to reduce each dataset to 1000 instances. There are several paper who chose a similar size for AL experiments (\cite{q17}, \cite{q22})</text:p>
      <text:p text:style-name="Standard">so 1000 instances seemed like a good size to me. \\</text:p>
      <text:p text:style-name="Standard">Before training, I made every instance to uncase and I filtered out stopwords with the english stopword list provided by NLTK. Moreover, I made sure that no empty instances were present in the dataset.</text:p>
      <text:p text:style-name="Standard">\\</text:p>
      <text:p text:style-name="Standard">In the next few chapters, I will shortly describe each dataset and present its distribution before and after preprocessing it.</text:p>
      <text:p text:style-name="Standard">\\</text:p>
      <text:p text:style-name="Standard">\\</text:p>
      <text:p text:style-name="Standard">\textbf{Stanford Sentiment Treebank (SST-2)}\\</text:p>
      <text:p text:style-name="Standard">The Stanford Sentiment Treebank\footnote{\url{https://nlp.stanford.edu/sentiment/}} contains 215,154 phrases with fine-grained sentiment labels in the parse trees of 11,855 sentences in movie reviews \cite{q13}.</text:p>
      <text:p text:style-name="Standard">I only used the train.txt file provided on the website which contains 67349 instances and class labels 0 and 1.</text:p>
      <text:p text:style-name="Standard">As stated before, the distribution of the original dataset is balanced with roughly 55,8 percent of instances belonging to class 1 and 44.2 percent of instances belonging to class 0.</text:p>
      <text:p text:style-name="Standard">I decided to adjust the distribution to 70:30 and also to 90:10 in order to have two different degrees of unbalance. Therefore, it will be possible for me to see how the degree of unbalance will influence the performance of the AL strategies combined with the different word embeddings. For both distribution, I randomly sampled 1000 instances for my experiments.</text:p>
      <text:p text:style-name="Standard"/>
      <text:p text:style-name="Standard">\begin{table}[h]</text:p>
      <text:p text:style-name="Standard">\caption{Example instances of the SST-2 dataset}</text:p>
      <text:p text:style-name="Standard">\centering</text:p>
      <text:p text:style-name="Standard">\begin{tabular}[h]{l|c}</text:p>
      <text:p text:style-name="Standard">\textbf{sentence} &amp; \textbf{label} \\</text:p>
      <text:p text:style-name="Standard">\hline</text:p>
      <text:p text:style-name="Standard"/>
      <text:p text:style-name="Standard">contains no wit , only labored gags &amp; 0 \\</text:p>
      <text:p text:style-name="Standard">\hline</text:p>
      <text:p text:style-name="Standard"/>
      <text:p text:style-name="Standard">that loves its characters and communicates something rather &amp; \\</text:p>
      <text:p text:style-name="Standard">beautiful about human nature &amp; 1 \\</text:p>
      <text:p text:style-name="Standard">\hline</text:p>
      <text:p text:style-name="Standard"/>
      <text:p text:style-name="Standard">remains utterly satisfied to remain the same throughout &amp; 0 \\</text:p>
      <text:p text:style-name="Standard">\hline</text:p>
      <text:p text:style-name="Standard"/>
      <text:p text:style-name="Standard"><text:soft-page-break/>on the worst revenge-of-the-nerds clichés the filmmakers could dredge up &amp; 0 \\</text:p>
      <text:p text:style-name="Standard">\hline</text:p>
      <text:p text:style-name="Standard"/>
      <text:p text:style-name="Standard">that 's far too tragic to merit such superficial treatment &amp; 0 \\</text:p>
      <text:p text:style-name="Standard">\hline</text:p>
      <text:p text:style-name="Standard"/>
      <text:p text:style-name="Standard">demonstrates that the director of such hollywood blockbusters as patriot &amp; \\</text:p>
      <text:p text:style-name="Standard">games can still turn out a small , personal film with an emotional wallop &amp; 1 \\</text:p>
      <text:p text:style-name="Standard">\hline</text:p>
      <text:p text:style-name="Standard"/>
      <text:p text:style-name="Standard">heroes &amp; 1 \\</text:p>
      <text:p text:style-name="Standard">\hline</text:p>
      <text:p text:style-name="Standard">\end{tabular}</text:p>
      <text:p text:style-name="Standard">\label{table:sst_examples}</text:p>
      <text:p text:style-name="Standard">\end{table}</text:p>
      <text:p text:style-name="Standard"/>
      <text:p text:style-name="Standard">The SST-2 dataset with 70:30 distribution contains 700 instances of class 1 and 300 instances of class 0. The mean length of instances is around 53,07 characters with a standard deviation of around 43.2 characters. The longest instance consists of 250 characters and the shortest instance consists of only 5 characters.</text:p>
      <text:p text:style-name="Standard">\\</text:p>
      <text:p text:style-name="Standard">The SST-2 dataset with 90:10 distribution contains 900 instances of class 1 and 100 instances of class 0. The mean length (around 54) and standard deviation (45) is almost the same as the 70:30 distribution.</text:p>
      <text:p text:style-name="Standard">\\</text:p>
      <text:p text:style-name="Standard">\\</text:p>
      <text:p text:style-name="Standard"/>
      <text:p text:style-name="Standard"/>
      <text:p text:style-name="Standard">\textbf{Newsgroup (News)}</text:p>
      <text:p text:style-name="Standard">\begin{figure}[h!]</text:p>
      <text:p text:style-name="Standard"><text:tab/>\centering</text:p>
      <text:p text:style-name="Standard"><text:tab/>\includegraphics[width=1.1\textwidth]{news_dist_plot.png}</text:p>
      <text:p text:style-name="Standard"><text:tab/>\caption[Newsgroup dataset distribution]{Distribution of the Newsgroup dataset after sampling down to 1000 instances and unbalancing it}</text:p>
      <text:p text:style-name="Standard"><text:tab/>\label{fig:news_dist}</text:p>
      <text:p text:style-name="Standard">\end{figure}</text:p>
      <text:p text:style-name="Standard"/>
      <text:p text:style-name="Standard">The Newsgroup dataset\footnote{\url{http://qwone.com/~jason/20Newsgroups/}} is a collection of approximately 20,000 newsgroup documents, partitioned (nearly) evenly across 20 different newsgroups which makes it class balanced.</text:p>
      <text:p text:style-name="Standard">I extracted the text and created the train.tsv file for my experiments.</text:p>
      <text:p text:style-name="Standard">The original file contains 19997 instances with each of 20 classes around 5 percent of instances. I made it unbalanced by picking more instances of certain classes for the 1000 training set. The final distribution of the 1000 train instances is shown in Figure ~\ref{fig:news_dist}.</text:p>
      <text:p text:style-name="Standard"/>
      <text:p text:style-name="Standard">\begin{table}[H]</text:p>
      <text:p text:style-name="Standard">\caption{Example instances of the Newsgroup dataset}</text:p>
      <text:p text:style-name="Standard">\begin{tabular}[h]{l|c}</text:p>
      <text:p text:style-name="Standard">\textbf{sentence} &amp; \textbf{label} \\</text:p>
      <text:p text:style-name="Standard">\hline</text:p>
      <text:p text:style-name="Standard"/>
      <text:p text:style-name="Standard">You can avoid these problems entirely by installing &amp; \\ an oil drain valve </text:p>
      <text:p text:style-name="Standard"><text:soft-page-break/>in place of the bolt. <text:s/>I have one &amp; \\ on both of my cars. &amp; \\ There have been no </text:p>
      <text:p text:style-name="Standard">leaks in 210,000 miles &amp; \\ (combined miles on both cars). &amp; rec.autos \\</text:p>
      <text:p text:style-name="Standard">\hline</text:p>
      <text:p text:style-name="Standard"/>
      <text:p text:style-name="Standard"/>
      <text:p text:style-name="Standard">I think it is an ESDI controller if you need the doco <text:s/>&amp; \\ i can help you. </text:p>
      <text:p text:style-name="Standard">Stefan &amp; comp.sys.ibm.pc.hardware \\</text:p>
      <text:p text:style-name="Standard">\hline</text:p>
      <text:p text:style-name="Standard"/>
      <text:p text:style-name="Standard"/>
      <text:p text:style-name="Standard">Cool - I conjure up this image of BD in Doonesbury... &amp; \\ so Dean, how long </text:p>
      <text:p text:style-name="Standard">have you been sleeping with your &amp; \\ helmet on?? &amp; rec.motorcycles \\</text:p>
      <text:p text:style-name="Standard">\hline</text:p>
      <text:p text:style-name="Standard"/>
      <text:p text:style-name="Standard"/>
      <text:p text:style-name="Standard">Me too! And any Yankee Stadium gifs as well, please. &amp; \\</text:p>
      <text:p text:style-name="Standard">Thanx in advance, &amp; rec.sport.baseball \\</text:p>
      <text:p text:style-name="Standard">\hline</text:p>
      <text:p text:style-name="Standard">\end{tabular}</text:p>
      <text:p text:style-name="Standard">\label{table:news_examples}</text:p>
      <text:p text:style-name="Standard">\end{table}</text:p>
      <text:p text:style-name="Standard"/>
      <text:p text:style-name="Standard">The mean length of of the 1000 train instances is around 248.1 with a standard deviation of around 129. The longest instance is 499 characters and the shortest instance is 5 characters. </text:p>
      <text:p text:style-name="Standard">\\</text:p>
      <text:p text:style-name="Standard">\\</text:p>
      <text:p text:style-name="Standard">\newpage</text:p>
      <text:p text:style-name="Standard">\textbf{Wikipedia movie (Wiki)}\\</text:p>
      <text:p text:style-name="Standard">The Wikipedia movie dataset\footnote{\url{https://www.kaggle.com/jrobischon/wikipedia-movie-plots}} contains descriptions of 34,886 movies from around the world. It can be used for different NLP tasks including Text Classification where the movie genre is predicted based on the plot description. The original file contains 34886 instances and is already unbalanced.</text:p>
      <text:p text:style-name="Standard">I downsampled the set to 1000 train instances with 14 classes with the final distribution shown in Figure ~\ref{fig:wiki_dist}.</text:p>
      <text:p text:style-name="Standard"/>
      <text:p text:style-name="Standard">\begin{table}[H]</text:p>
      <text:p text:style-name="Standard"><text:s text:c="4"/>\centering</text:p>
      <text:p text:style-name="Standard"><text:s text:c="4"/>\caption{Example instances of the Wikipedia Movie dataset}</text:p>
      <text:p text:style-name="Standard">\begin{tabular}[h]{l|c}</text:p>
      <text:p text:style-name="Standard">\textbf{sentence} &amp; \textbf{label} \\</text:p>
      <text:p text:style-name="Standard">\hline</text:p>
      <text:p text:style-name="Standard"/>
      <text:p text:style-name="Standard">Chaplin plays a waiter who fakes being a Greek Ambassador to impress &amp; \\ a girl. He then is invited to a garden party where he gets in trouble &amp; \\ <text:s/>with the girl's jealous boyfriend. Mabel Normand wrote and directed &amp; \\ comedies before Chaplin and mentored her young co-star. &amp; comedy \\</text:p>
      <text:p text:style-name="Standard">\hline</text:p>
      <text:p text:style-name="Standard"/>
      <text:p text:style-name="Standard">The story as told by Moving Picture World reads: &amp; unknown \\</text:p>
      <text:p text:style-name="Standard">\hline</text:p>
      <text:p text:style-name="Standard"/>
      <text:p text:style-name="Standard">The film is about a court case and embezzlement. &amp; drama \\</text:p>
      <text:p text:style-name="Standard"><text:soft-page-break/>\hline</text:p>
      <text:p text:style-name="Standard"/>
      <text:p text:style-name="Standard">Four mail order brides from New Orleans and a young girl conned &amp; \\ <text:s/>into a non-existing job in Brazil find adventure, danger and romance &amp; \\ in the jungle. &amp; adventure \\</text:p>
      <text:p text:style-name="Standard">\hline</text:p>
      <text:p text:style-name="Standard"/>
      <text:p text:style-name="Standard">\end{tabular}</text:p>
      <text:p text:style-name="Standard">\end{table}</text:p>
      <text:p text:style-name="Standard"/>
      <text:p text:style-name="Standard"/>
      <text:p text:style-name="Standard">\begin{figure}[H]</text:p>
      <text:p text:style-name="Standard"><text:tab/>\centering</text:p>
      <text:p text:style-name="Standard"><text:tab/>\includegraphics[width=1.1\textwidth]{wiki_dist_plot.png}</text:p>
      <text:p text:style-name="Standard"><text:tab/>\caption[Wikipedia Movie dataset distribution]{Distribution of the Wikipedia Movie dataset after sampling down to 100 instances}</text:p>
      <text:p text:style-name="Standard"><text:tab/>\label{fig:wiki_dist}</text:p>
      <text:p text:style-name="Standard">\end{figure}</text:p>
      <text:p text:style-name="Standard"/>
      <text:p text:style-name="Standard">The 1000 train instances have an average length of around 286.7 with a standard deviation of 126.1. The longest instance consists of 500 characters and the shortest instance consists of 29 characters.</text:p>
      <text:p text:style-name="Standard"/>
      <text:p text:style-name="Standard"/>
      <text:p text:style-name="Standard"/>
      <text:p text:style-name="Standard"/>
      <text:p text:style-name="Standard">\subsection{Results}</text:p>
      <text:p text:style-name="Standard"/>
      <text:p text:style-name="Standard">\subsubsection{SST-2 Dataset (70:30 distribution)}</text:p>
      <text:p text:style-name="Standard"/>
      <text:p text:style-name="Standard">The results when using RNN document embeddings for training are very similar to the results before (see Figure ~\ref{fig:sst_70_rnn}. This time, BERT outperformed all other word embeddings.</text:p>
      <text:p text:style-name="Standard">\\</text:p>
      <text:p text:style-name="Standard">The query strategies again performed overall very similar. QBC sampling, Uncertainty sampling, LAL (iterative) and EER are the only strategies which were able to slightly outperform random sampling for all 4 experiments while Graph Density performed the worst again.</text:p>
      <text:p text:style-name="Standard">As before, at least one strategy for each word embedding was able to achieve the performance of no active learning training before querying all instances.</text:p>
      <text:p text:style-name="Standard"/>
      <text:p text:style-name="Standard">\begin{figure}[h]</text:p>
      <text:p text:style-name="Standard">\centering <text:s text:c="4"/>%%% not \center</text:p>
      <text:p text:style-name="Standard">\subfigure[GloVe embeddings]{\label{fig:a}\includegraphics[width=70mm]{num_instance_performance_7030_rnn_glove.png}}</text:p>
      <text:p text:style-name="Standard">\subfigure[fastText embeddings]{\label{fig:b}\includegraphics[width=70mm]{num_instance_performance_7030_rnn_fasttext.png}}</text:p>
      <text:p text:style-name="Standard">\subfigure[Flair embeddings]{\label{fig:b}\includegraphics[width=70mm]{num_instance_performance_7030_rnn_flair.png}}</text:p>
      <text:p text:style-name="Standard">\subfigure[BERT embeddings]{\label{fig:b}\includegraphics[width=70mm]{num_instance_performance_7030_rnn_bert.png}}</text:p>
      <text:p text:style-name="Standard">\caption[Graphs for SST-2 (70:30) with RNN Document Embeddings]{Results for SST-2 Dataset with distribution 70:30, RNN Document Embeddings}</text:p>
      <text:p text:style-name="Standard">\label{fig:sst_70_rnn}</text:p>
      <text:p text:style-name="Standard">\end{figure}</text:p>
      <text:p text:style-name="Standard"><text:soft-page-break/></text:p>
      <text:p text:style-name="Standard">\begin{figure}[h]</text:p>
      <text:p text:style-name="Standard"><text:tab/>\centering</text:p>
      <text:p text:style-name="Standard"><text:tab/>\includegraphics[width=1.0\textwidth]{sst_7030_rnn_glove_query.jpeg}</text:p>
      <text:p text:style-name="Standard"><text:tab/>\caption[SST-2 (70:30) GloVe embeddings query class distribution]{Class distribution of SST-2 dataset (70:30) with GloVe RNN document embeddings for every query for the first fold; q0 is the seed set which is the same for every query strategy and every word embedding}</text:p>
      <text:p text:style-name="Standard"><text:tab/>\label{fig:sst_70_glove_query_dist}</text:p>
      <text:p text:style-name="Standard">\end{figure}</text:p>
      <text:p text:style-name="Standard"/>
      <text:p text:style-name="Standard">\begin{figure}[h]</text:p>
      <text:p text:style-name="Standard"><text:tab/>\centering</text:p>
      <text:p text:style-name="Standard"><text:tab/>\includegraphics[width=1.0\textwidth]{sst_7030_rnn_fasttext_query.jpeg}</text:p>
      <text:p text:style-name="Standard"><text:tab/>\caption[SST-2 (70:30) fastText embeddings query class distribution]{Class distribution of SST-2 dataset (70:30) with fastText RNN document embeddings for every query for the first fold; q0 is the seed set which is the same for every query strategy and every word embedding}</text:p>
      <text:p text:style-name="Standard"><text:tab/>\label{fig:sst_70_fasttext_query_dist}</text:p>
      <text:p text:style-name="Standard">\end{figure}</text:p>
      <text:p text:style-name="Standard"/>
      <text:p text:style-name="Standard">\begin{figure}[h]</text:p>
      <text:p text:style-name="Standard"><text:tab/>\centering</text:p>
      <text:p text:style-name="Standard"><text:tab/>\includegraphics[width=1.0\textwidth]{sst_7030_rnn_flair_query.jpeg}</text:p>
      <text:p text:style-name="Standard"><text:tab/>\caption[SST-2 (70:30) flair embeddings query class distribution]{Class distribution of SST-2 dataset (70:30) with flair RNN document embeddings for every query for the first fold; q0 is the seed set which is the same for every query strategy and every word embedding}</text:p>
      <text:p text:style-name="Standard"><text:tab/>\label{fig:sst_70_flair_query_dist}</text:p>
      <text:p text:style-name="Standard">\end{figure}</text:p>
      <text:p text:style-name="Standard"/>
      <text:p text:style-name="Standard">\begin{figure}[h]</text:p>
      <text:p text:style-name="Standard"><text:tab/>\centering</text:p>
      <text:p text:style-name="Standard"><text:tab/>\includegraphics[width=1.0\textwidth]{sst_7030_rnn_bert_query.jpeg}</text:p>
      <text:p text:style-name="Standard"><text:tab/>\caption[SST-2 (70:30) BERT embeddings query class distribution]{Class distribution of SST-2 dataset (70:30) with BERT RNN document embeddings for every query for the first fold; q0 is the seed set which is the same for every query strategy and every word embedding}</text:p>
      <text:p text:style-name="Standard"><text:tab/>\label{fig:sst_70_rnn_bert_query_dist}</text:p>
      <text:p text:style-name="Standard">\end{figure}</text:p>
      <text:p text:style-name="Standard"/>
      <text:p text:style-name="Standard">\begin{table}[h]</text:p>
      <text:p text:style-name="Standard">\caption{Runtime SST-2 (70:30)}</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47 &amp; 0.59 &amp; 1.12 &amp; 2,29 &amp; 1,4 \\</text:p>
      <text:p text:style-name="Standard">\hline</text:p>
      <text:p text:style-name="Standard"/>
      <text:p text:style-name="Standard">\textbf{Rand} &amp; 2.76 &amp; 3.7 &amp; 9.63 &amp; 22.23 &amp; 8.89 \\</text:p>
      <text:p text:style-name="Standard">\hline</text:p>
      <text:p text:style-name="Standard"/>
      <text:p text:style-name="Standard">\textbf{Uncert} &amp; 2.81 &amp; 3.68 &amp; 7.22 &amp; 23.33 &amp; 8.89 \\</text:p>
      <text:p text:style-name="Standard">\hline</text:p>
      <text:p text:style-name="Standard"><text:soft-page-break/></text:p>
      <text:p text:style-name="Standard">\textbf{QBC} &amp; 5.35 &amp; 6.55 &amp; 15.1 &amp; 37.28 &amp; 15.02 \\</text:p>
      <text:p text:style-name="Standard">\hline</text:p>
      <text:p text:style-name="Standard"/>
      <text:p text:style-name="Standard">\textbf{GraphD} &amp; 3.24 &amp; 3.86 &amp; 10.72 &amp; 23.69 &amp; 9.09 \\</text:p>
      <text:p text:style-name="Standard">\hline</text:p>
      <text:p text:style-name="Standard"/>
      <text:p text:style-name="Standard">\textbf{EER} &amp; 4.64 &amp; 5.31 &amp; 11.56 &amp; 18.51 &amp; 12.12 \\</text:p>
      <text:p text:style-name="Standard">\hline</text:p>
      <text:p text:style-name="Standard"/>
      <text:p text:style-name="Standard">\textbf{LAL it} &amp; 3.18 &amp; 6.34 &amp; 10.07 &amp; 18.0 &amp; 10.4 \\</text:p>
      <text:p text:style-name="Standard">\hline</text:p>
      <text:p text:style-name="Standard"/>
      <text:p text:style-name="Standard">\textbf{LAL ind} &amp; 3.11 &amp; 4.75 &amp; 10.57 &amp;18.07 &amp; 8.79 \\</text:p>
      <text:p text:style-name="Standard">\hline</text:p>
      <text:p text:style-name="Standard"/>
      <text:p text:style-name="Standard">\end{tabular}</text:p>
      <text:p text:style-name="Standard">\end{table}</text:p>
      <text:p text:style-name="Standard"/>
      <text:p text:style-name="Standard"/>
      <text:p text:style-name="Standard">Figure ~\ref{fig:sst_70_transformer} shows the results for training a Transformer with BERT embeddings with and without AL. Compared to RNN training with Pool and RNN document embeddings, Transformer training performed the best. All strategies except Graph Density were able outperform random sampling slightly. Uncertainty sampling, EER and LAL (iterative) were already able to achieve the same performance as no active learning training with only 300 training instances. ALl other strategies achieved the same after 700 instances at the latest. Overall, the training with Transformer document embeddings performed quite good considering the small training size and <text:s/>imbalanced class distribution.</text:p>
      <text:p text:style-name="Standard"/>
      <text:p text:style-name="Standard"/>
      <text:p text:style-name="Standard">\begin{figure}[H]</text:p>
      <text:p text:style-name="Standard"><text:tab/>\centering</text:p>
      <text:p text:style-name="Standard"><text:tab/>\includegraphics[width=0.5\textwidth]{num_instance_performance_7030_transformer_bert.png}</text:p>
      <text:p text:style-name="Standard"><text:tab/>\caption[Graphs for SST-2 (70:30) with Transformer Document Embeddings]{Results for SST-2 Dataset with distribution 70:30, Transformer Document Embeddings}</text:p>
      <text:p text:style-name="Standard"><text:tab/>\label{fig:sst_70_transformer}</text:p>
      <text:p text:style-name="Standard">\end{figure}</text:p>
      <text:p text:style-name="Standard"/>
      <text:p text:style-name="Standard"/>
      <text:p text:style-name="Standard">\begin{figure}[h]</text:p>
      <text:p text:style-name="Standard"><text:tab/>\centering</text:p>
      <text:p text:style-name="Standard"><text:tab/>\includegraphics[width=1.0\textwidth]{sst_7030_transformer_bert_query.jpeg}</text:p>
      <text:p text:style-name="Standard"><text:tab/>\caption[SST-2 (70:30) Transformer BERT document embeddings query class distribution]{Class distribution of SST-2 dataset (70:30) with BERT Transformer document embeddings for every query for the first fold; q0 is the seed set which is the same for every query strategy and every word embedding}</text:p>
      <text:p text:style-name="Standard"><text:tab/>\label{fig:sst_70_transformer_bert_query_dist}</text:p>
      <text:p text:style-name="Standard">\end{figure}</text:p>
      <text:p text:style-name="Standard"/>
      <text:p text:style-name="Standard"/>
      <text:p text:style-name="Standard">\subsubsection{SST-2 Dataset (90:10 distribution)}</text:p>
      <text:p text:style-name="Standard"><text:soft-page-break/></text:p>
      <text:p text:style-name="Standard">- performance even worse than Pool Document embeddings</text:p>
      <text:p text:style-name="Standard">- below 0.5</text:p>
      <text:p text:style-name="Standard">. again QBC performs the worst</text:p>
      <text:p text:style-name="Standard">- others perform very similar</text:p>
      <text:p text:style-name="Standard"/>
      <text:p text:style-name="Standard">\begin{figure}[h]</text:p>
      <text:p text:style-name="Standard">\centering <text:s text:c="4"/>%%% not \center</text:p>
      <text:p text:style-name="Standard">\subfigure[GloVe embeddings]{\label{fig:a}\includegraphics[width=70mm]{num_instance_performance_9010_rnn_glove.png}}</text:p>
      <text:p text:style-name="Standard">\subfigure[fastText embeddings]{\label{fig:b}\includegraphics[width=70mm]{num_instance_performance_9010_rnn_fasttext.png}}</text:p>
      <text:p text:style-name="Standard">\subfigure[Flair embeddings]{\label{fig:b}\includegraphics[width=70mm]{num_instance_performance_9010_rnn_flair.png}}</text:p>
      <text:p text:style-name="Standard">\subfigure[BERT embeddings]{\label{fig:b}\includegraphics[width=70mm]{num_instance_performance_9010_rnn_bert.png}}</text:p>
      <text:p text:style-name="Standard">\caption[Graphs for SST-2 (90:10) with RNN Document Embeddings]{Results for SST-2 Dataset with distribution 90:10, RNN Document Embeddings}</text:p>
      <text:p text:style-name="Standard">\label{fig:sst_90_rnn}</text:p>
      <text:p text:style-name="Standard">\end{figure}</text:p>
      <text:p text:style-name="Standard"/>
      <text:p text:style-name="Standard">\begin{figure}[h]</text:p>
      <text:p text:style-name="Standard"><text:tab/>\centering</text:p>
      <text:p text:style-name="Standard"><text:tab/>\includegraphics[width=1.0\textwidth]{sst_9010_rnn_glove_query.jpeg}</text:p>
      <text:p text:style-name="Standard"><text:tab/>\caption[SST-2 (90:10) RNN GloVe document embeddings query class distribution]{Class distribution of SST-2 dataset (90:10) with GloVe RNN document embeddings for every query for the first fold; q0 is the seed set which is the same for every query strategy and every word embedding}</text:p>
      <text:p text:style-name="Standard"><text:tab/>\label{fig:sst_90_rnn_glove_query_dist}</text:p>
      <text:p text:style-name="Standard">\end{figure}</text:p>
      <text:p text:style-name="Standard"/>
      <text:p text:style-name="Standard">\begin{figure}[h]</text:p>
      <text:p text:style-name="Standard"><text:tab/>\centering</text:p>
      <text:p text:style-name="Standard"><text:tab/>\includegraphics[width=1.0\textwidth]{sst_9010_rnn_fasttext_query.jpeg}</text:p>
      <text:p text:style-name="Standard"><text:tab/>\caption[SST-2 (90:10) RNN fastText document embeddings query class distribution]{Class distribution of SST-2 dataset (90:10) with fastText RNN document embeddings for every query for the first fold; q0 is the seed set which is the same for every query strategy and every word embedding}</text:p>
      <text:p text:style-name="Standard"><text:tab/>\label{fig:sst_90_rnn_fasttext_query_dist}</text:p>
      <text:p text:style-name="Standard">\end{figure}</text:p>
      <text:p text:style-name="Standard"/>
      <text:p text:style-name="Standard">\begin{figure}[h]</text:p>
      <text:p text:style-name="Standard"><text:tab/>\centering</text:p>
      <text:p text:style-name="Standard"><text:tab/>\includegraphics[width=1.0\textwidth]{sst_9010_rnn_flair_query.jpeg}</text:p>
      <text:p text:style-name="Standard"><text:tab/>\caption[SST-2 (90:10) RNN Flair document embeddings query class distribution]{Class distribution of SST-2 dataset (90:10) with Flair RNN document embeddings for every query for the first fold; q0 is the seed set which is the same for every query strategy and every word embedding}</text:p>
      <text:p text:style-name="Standard"><text:tab/>\label{fig:sst_90_rnn_Flair_query_dist}</text:p>
      <text:p text:style-name="Standard">\end{figure}</text:p>
      <text:p text:style-name="Standard"/>
      <text:p text:style-name="Standard">\begin{figure}[h]</text:p>
      <text:p text:style-name="Standard"><text:tab/>\centering</text:p>
      <text:p text:style-name="Standard"><text:soft-page-break/><text:tab/>\includegraphics[width=1.0\textwidth]{sst_9010_rnn_bert_query.jpeg}</text:p>
      <text:p text:style-name="Standard"><text:tab/>\caption[SST-2 (90:10) RNN BERT document embeddings query class distribution]{Class distribution of SST-2 dataset (90:10) with BERT RNN document embeddings for every query for the first fold; q0 is the seed set which is the same for every query strategy and every word embedding}</text:p>
      <text:p text:style-name="Standard"><text:tab/>\label{fig:sst_90_rnn_bert_query_dist}</text:p>
      <text:p text:style-name="Standard">\end{figure}</text:p>
      <text:p text:style-name="Standard"/>
      <text:p text:style-name="Standard">\begin{table}[h]</text:p>
      <text:p text:style-name="Standard">\caption{Runtime SST-2 (90:10)}</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55 &amp; 0.64 &amp; 0.99 &amp; 2.06 &amp; 1.68 \\</text:p>
      <text:p text:style-name="Standard">\hline</text:p>
      <text:p text:style-name="Standard"/>
      <text:p text:style-name="Standard">\textbf{Rand} &amp; 3.19 &amp; 3.88 &amp; 7.21 &amp; 21.45 &amp; 8.22 \\</text:p>
      <text:p text:style-name="Standard">\hline</text:p>
      <text:p text:style-name="Standard"/>
      <text:p text:style-name="Standard">\textbf{Uncert} &amp; 4.52 &amp; 5.74 &amp; 8.9 &amp; 21.37 &amp; 8.62 \\</text:p>
      <text:p text:style-name="Standard">\hline</text:p>
      <text:p text:style-name="Standard"/>
      <text:p text:style-name="Standard">\textbf{QBC} &amp; 5.74 &amp; 9.79 &amp; 12.09 &amp; 36.47 &amp; 14.93 \\</text:p>
      <text:p text:style-name="Standard">\hline</text:p>
      <text:p text:style-name="Standard"/>
      <text:p text:style-name="Standard">\textbf{GraphD} &amp; 3.43 &amp; 4.72 &amp; 9.51 &amp; 17.85 &amp; 9.66 \\</text:p>
      <text:p text:style-name="Standard">\hline</text:p>
      <text:p text:style-name="Standard"/>
      <text:p text:style-name="Standard">\textbf{EER} &amp; 5.36 &amp; 5.1 &amp; 10.57 &amp; 18.61 &amp; 12.19 \\</text:p>
      <text:p text:style-name="Standard">\hline</text:p>
      <text:p text:style-name="Standard"/>
      <text:p text:style-name="Standard">\textbf{LAL it} &amp; 3.92 &amp; 4.77 &amp; 7.96 &amp; 21.07 &amp; 9.33 \\</text:p>
      <text:p text:style-name="Standard">\hline</text:p>
      <text:p text:style-name="Standard"/>
      <text:p text:style-name="Standard">\textbf{LAL ind} &amp; 3.41 &amp; 4.47 &amp; 7.48 &amp; 22.3 &amp; 10.09 \\</text:p>
      <text:p text:style-name="Standard">\hline</text:p>
      <text:p text:style-name="Standard"/>
      <text:p text:style-name="Standard">\end{tabular}</text:p>
      <text:p text:style-name="Standard">\end{table}</text:p>
      <text:p text:style-name="Standard"/>
      <text:p text:style-name="Standard">- slightly better performs the RNN and Pool</text:p>
      <text:p text:style-name="Standard">- QBC performs the worst again</text:p>
      <text:p text:style-name="Standard">- LAL and Uncertainty performing the best</text:p>
      <text:p text:style-name="Standard">- however, all again perform very similar </text:p>
      <text:p text:style-name="Standard"/>
      <text:p text:style-name="Standard"/>
      <text:p text:style-name="Standard">\begin{figure}[H]</text:p>
      <text:p text:style-name="Standard"><text:tab/>\centering</text:p>
      <text:p text:style-name="Standard"><text:tab/>\includegraphics[width=0.5\textwidth]{num_instance_performance_9010_transformer_bert.png}</text:p>
      <text:p text:style-name="Standard"><text:soft-page-break/><text:tab/>\caption[Graphs for SST-2 (90:10) with Transformer Document Embeddings]{Results for SST-2 Dataset with distribution 90:10, Transformer Document Embeddings}</text:p>
      <text:p text:style-name="Standard"><text:tab/>\label{fig:pool_al}</text:p>
      <text:p text:style-name="Standard">\end{figure}</text:p>
      <text:p text:style-name="Standard"/>
      <text:p text:style-name="Standard">\begin{figure}[h]</text:p>
      <text:p text:style-name="Standard"><text:tab/>\centering</text:p>
      <text:p text:style-name="Standard"><text:tab/>\includegraphics[width=1.0\textwidth]{sst_9010_transformer_bert_query.jpeg}</text:p>
      <text:p text:style-name="Standard"><text:tab/>\caption[SST-2 (90:10) Transformer BERT document embeddings query class distribution]{Class distribution of SST-2 dataset (90:10) with BERT Transformer document embeddings for every query for the first fold; q0 is the seed set which is the same for every query strategy and every word embedding}</text:p>
      <text:p text:style-name="Standard"><text:tab/>\label{fig:sst_90_transformer_bert_query_dist}</text:p>
      <text:p text:style-name="Standard">\end{figure}</text:p>
      <text:p text:style-name="Standard"/>
      <text:p text:style-name="Standard"/>
      <text:p text:style-name="Standard"/>
      <text:p text:style-name="Standard">\subsubsection{Newsgroup Dataset}</text:p>
      <text:p text:style-name="Standard"/>
      <text:p text:style-name="Standard"/>
      <text:p text:style-name="Standard"/>
      <text:p text:style-name="Standard">- bert performs the best</text:p>
      <text:p text:style-name="Standard">- LAL-iter again the worst overall</text:p>
      <text:p text:style-name="Standard">- performance similar to Pool</text:p>
      <text:p text:style-name="Standard">- none really outperforms random</text:p>
      <text:p text:style-name="Standard">- performance even closer or more similar to each other than with Pool</text:p>
      <text:p text:style-name="Standard">- very difficult to pick a winner</text:p>
      <text:p text:style-name="Standard">- again no strategy seem to achieve g-mean earlier than 800 instances</text:p>
      <text:p text:style-name="Standard"/>
      <text:p text:style-name="Standard">\begin{figure}[h]</text:p>
      <text:p text:style-name="Standard">\centering <text:s text:c="4"/>%%% not \center</text:p>
      <text:p text:style-name="Standard">\subfigure[Figure A]{\label{fig:a}\includegraphics[width=70mm]{num_instance_performance_news_rnn_glove.png}}</text:p>
      <text:p text:style-name="Standard">\subfigure[Figure B]{\label{fig:b}\includegraphics[width=70mm]{num_instance_performance_news_rnn_fasttext.png}}</text:p>
      <text:p text:style-name="Standard">\subfigure[Figure c]{\label{fig:b}\includegraphics[width=70mm]{num_instance_performance_news_rnn_flair.png}}</text:p>
      <text:p text:style-name="Standard">\subfigure[Figure D]{\label{fig:b}\includegraphics[width=70mm]{num_instance_performance_news_rnn_bert.png}}</text:p>
      <text:p text:style-name="Standard">\caption[Graphs for Newsgroup with RNN Document Embeddings]{Results for Newsgroup dataset, RNN Document Embeddings}</text:p>
      <text:p text:style-name="Standard">\end{figure}</text:p>
      <text:p text:style-name="Standard"/>
      <text:p text:style-name="Standard">\begin{figure}[h]</text:p>
      <text:p text:style-name="Standard"><text:tab/>\centering</text:p>
      <text:p text:style-name="Standard"><text:tab/>\includegraphics[width=1.0\textwidth]{news_rnn_glove_query.jpeg}</text:p>
      <text:p text:style-name="Standard"><text:tab/>\caption[Newsgroup RNN GloVe embeddings query class distribution]{Class distribution of Newsgroup dataset with GloVe RNN document embeddings for every query for the first fold; q0 is the seed set which is the same for every query strategy and every word embedding}</text:p>
      <text:p text:style-name="Standard"><text:tab/>\label{fig:news_rnn_glove_query_dist}</text:p>
      <text:p text:style-name="Standard">\end{figure}</text:p>
      <text:p text:style-name="Standard"/>
      <text:p text:style-name="Standard"><text:soft-page-break/>\begin{figure}[h]</text:p>
      <text:p text:style-name="Standard"><text:tab/>\centering</text:p>
      <text:p text:style-name="Standard"><text:tab/>\includegraphics[width=1.0\textwidth]{news_rnn_fasttext_query.jpeg}</text:p>
      <text:p text:style-name="Standard"><text:tab/>\caption[Newsgroup RNN FastText embeddings query class distribution]{Class distribution of Newsgroup dataset with FastText RNN document embeddings for every query for the first fold; q0 is the seed set which is the same for every query strategy and every word embedding}</text:p>
      <text:p text:style-name="Standard"><text:tab/>\label{fig:news_rnn_fasttext_query_dist}</text:p>
      <text:p text:style-name="Standard">\end{figure}</text:p>
      <text:p text:style-name="Standard"/>
      <text:p text:style-name="Standard">\begin{figure}[h]</text:p>
      <text:p text:style-name="Standard"><text:tab/>\centering</text:p>
      <text:p text:style-name="Standard"><text:tab/>\includegraphics[width=1.0\textwidth]{news_rnn_flair_query.jpeg}</text:p>
      <text:p text:style-name="Standard"><text:tab/>\caption[Newsgroup RNN Flair embeddings query class distribution]{Class distribution of Newsgroup dataset with Flair RNN document embeddings for every query for the first fold; q0 is the seed set which is the same for every query strategy and every word embedding}</text:p>
      <text:p text:style-name="Standard"><text:tab/>\label{fig:news_rnn_flair_query_dist}</text:p>
      <text:p text:style-name="Standard">\end{figure}</text:p>
      <text:p text:style-name="Standard"/>
      <text:p text:style-name="Standard">\begin{figure}[h]</text:p>
      <text:p text:style-name="Standard"><text:tab/>\centering</text:p>
      <text:p text:style-name="Standard"><text:tab/>\includegraphics[width=1.0\textwidth]{news_rnn_bert_query.jpeg}</text:p>
      <text:p text:style-name="Standard"><text:tab/>\caption[Newsgroup RNN BERT embeddings query class distribution]{Class distribution of Newsgroup dataset with BERT RNN document embeddings for every query for the first fold; q0 is the seed set which is the same for every query strategy and every word embedding}</text:p>
      <text:p text:style-name="Standard"><text:tab/>\label{fig:news_rnn_bert_query_dist}</text:p>
      <text:p text:style-name="Standard">\end{figure}</text:p>
      <text:p text:style-name="Standard"/>
      <text:p text:style-name="Standard">\begin{table}[h]</text:p>
      <text:p text:style-name="Standard">\caption{Runtime Newsgroup}</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7 &amp; 1.15 &amp; 1.84 &amp; 2.43 &amp; 1.63 \\</text:p>
      <text:p text:style-name="Standard">\hline</text:p>
      <text:p text:style-name="Standard"/>
      <text:p text:style-name="Standard">\textbf{Rand} &amp; 3.9 &amp; 6.22 &amp; 15.51 &amp; 20.9 &amp; 9.42 \\</text:p>
      <text:p text:style-name="Standard">\hline</text:p>
      <text:p text:style-name="Standard"/>
      <text:p text:style-name="Standard">\textbf{Uncert} &amp; 3.91 &amp; 4.83 &amp; 18.33 &amp; 19.72 &amp; 8.87 \\</text:p>
      <text:p text:style-name="Standard">\hline</text:p>
      <text:p text:style-name="Standard"/>
      <text:p text:style-name="Standard">\textbf{QBC} &amp; 7.86 &amp; 10.47 &amp; 27.1 &amp; 34,96 &amp; 16.55 \\</text:p>
      <text:p text:style-name="Standard">\hline</text:p>
      <text:p text:style-name="Standard"/>
      <text:p text:style-name="Standard">\textbf{GraphD} &amp; 4.5 &amp; 6.56 &amp; 18.15 &amp; 20.07 &amp; 9.38 \\</text:p>
      <text:p text:style-name="Standard">\hline</text:p>
      <text:p text:style-name="Standard"/>
      <text:p text:style-name="Standard">\textbf{EER} &amp; 163.47 (2.72) &amp; 148.78 (2.48) &amp; 161.85 (2.7) &amp; 158.43 (2.64) &amp; 314.88 (5.25) \\</text:p>
      <text:p text:style-name="Standard">\hline</text:p>
      <text:p text:style-name="Standard"/>
      <text:p text:style-name="Standard"><text:soft-page-break/>\textbf{LAL it} &amp; 4.29 &amp; 6.38 &amp; 20.65 &amp; 21.16 &amp; 9.22 \\</text:p>
      <text:p text:style-name="Standard">\hline</text:p>
      <text:p text:style-name="Standard"/>
      <text:p text:style-name="Standard">\textbf{LAL ind} &amp; 4.1 &amp; 5.0 &amp; 19.66 &amp; 19.81 &amp; 9.17 \\</text:p>
      <text:p text:style-name="Standard">\hline</text:p>
      <text:p text:style-name="Standard"/>
      <text:p text:style-name="Standard">\end{tabular}</text:p>
      <text:p text:style-name="Standard">\end{table}</text:p>
      <text:p text:style-name="Standard"/>
      <text:p text:style-name="Standard">- better performance than Pool and RNN</text:p>
      <text:p text:style-name="Standard">- LAL-iter performs worst again</text:p>
      <text:p text:style-name="Standard">- again others very similar and do not outperform random</text:p>
      <text:p text:style-name="Standard">- none able to achieve g-mean before 800 instances</text:p>
      <text:p text:style-name="Standard"/>
      <text:p text:style-name="Standard">\begin{figure}[H]</text:p>
      <text:p text:style-name="Standard"><text:tab/>\centering</text:p>
      <text:p text:style-name="Standard"><text:tab/>\includegraphics[width=0.5\textwidth]{num_instance_performance_news_transformer_bert.png}</text:p>
      <text:p text:style-name="Standard"><text:tab/>\caption[Graphs for Newsgroup with Transformer Document Embeddings]{Results for Newsgroup dataset, Transformer Document Embeddings}</text:p>
      <text:p text:style-name="Standard"><text:tab/>\label{fig:pool_al}</text:p>
      <text:p text:style-name="Standard">\end{figure}</text:p>
      <text:p text:style-name="Standard"/>
      <text:p text:style-name="Standard">\begin{figure}[h]</text:p>
      <text:p text:style-name="Standard"><text:tab/>\centering</text:p>
      <text:p text:style-name="Standard"><text:tab/>\includegraphics[width=1.0\textwidth]{news_transformer_bert_query.jpeg}</text:p>
      <text:p text:style-name="Standard"><text:tab/>\caption[Newsgroup Transformer BERT embeddings query class distribution]{Class distribution of Newsgroup dataset with BERT Transformer document embeddings for every query for the first fold; q0 is the seed set which is the same for every query strategy and every word embedding}</text:p>
      <text:p text:style-name="Standard"><text:tab/>\label{fig:news_transformer_bert_query_dist}</text:p>
      <text:p text:style-name="Standard">\end{figure}</text:p>
      <text:p text:style-name="Standard"/>
      <text:p text:style-name="Standard"/>
      <text:p text:style-name="Standard"/>
      <text:p text:style-name="Standard">\newpage</text:p>
      <text:p text:style-name="Standard">\subsubsection{Wikipedia Movie Dataset}</text:p>
      <text:p text:style-name="Standard"/>
      <text:p text:style-name="Standard">- BERT performs the best</text:p>
      <text:p text:style-name="Standard">- performance overall still very bad</text:p>
      <text:p text:style-name="Standard">- LAL-iter and QBC slightly perform worse</text:p>
      <text:p text:style-name="Standard">- others very smimilar and do not outperform random</text:p>
      <text:p text:style-name="Standard">- very difficult to pick a winner</text:p>
      <text:p text:style-name="Standard">- most were not able to achieve g-mean before 800 instances</text:p>
      <text:p text:style-name="Standard"/>
      <text:p text:style-name="Standard"/>
      <text:p text:style-name="Standard">\begin{figure}[h]</text:p>
      <text:p text:style-name="Standard">\centering <text:s text:c="4"/>%%% not \center</text:p>
      <text:p text:style-name="Standard">\subfigure[Figure A]{\label{fig:a}\includegraphics[width=70mm]{num_instance_performance_wiki_rnn_glove.png}}</text:p>
      <text:p text:style-name="Standard">\subfigure[Figure B]{\label{fig:b}\includegraphics[width=70mm]{num_instance_performance_wiki_rnn_fasttext.png}}</text:p>
      <text:p text:style-name="Standard"><text:soft-page-break/>\subfigure[Figure c]{\label{fig:b}\includegraphics[width=70mm]{num_instance_performance_wiki_rnn_flair.png}}</text:p>
      <text:p text:style-name="Standard">\subfigure[Figure D]{\label{fig:b}\includegraphics[width=70mm]{num_instance_performance_wiki_rnn_bert.png}}</text:p>
      <text:p text:style-name="Standard">\caption[Graphs for Wikipedia Movie with RNN Document Embeddings]{Results for Wikipedia dataset, RNN Document Embeddings}</text:p>
      <text:p text:style-name="Standard">\end{figure}</text:p>
      <text:p text:style-name="Standard"/>
      <text:p text:style-name="Standard"/>
      <text:p text:style-name="Standard">\begin{figure}[h]</text:p>
      <text:p text:style-name="Standard"><text:tab/>\centering</text:p>
      <text:p text:style-name="Standard"><text:tab/>\includegraphics[width=1.0\textwidth]{wiki_rnn_glove_query.jpeg}</text:p>
      <text:p text:style-name="Standard"><text:tab/>\caption[Wikipedia Movie GloVe embeddings query class distribution]{Class distribution of Wikipedia Movie dataset with GloVe RNN document embeddings for every query for the first fold; q0 is the seed set which is the same for every query strategy and every word embedding}</text:p>
      <text:p text:style-name="Standard"><text:tab/>\label{fig:wiki_rnn_glove_query_dist}</text:p>
      <text:p text:style-name="Standard">\end{figure}</text:p>
      <text:p text:style-name="Standard"/>
      <text:p text:style-name="Standard">\begin{figure}[h]</text:p>
      <text:p text:style-name="Standard"><text:tab/>\centering</text:p>
      <text:p text:style-name="Standard"><text:tab/>\includegraphics[width=1.0\textwidth]{wiki_rnn_fasttext_query.jpeg}</text:p>
      <text:p text:style-name="Standard"><text:tab/>\caption[Wikipedia Movie FastText embeddings query class distribution]{Class distribution of Wikipedia Movie dataset with FastText RNN document embeddings for every query for the first fold; q0 is the seed set which is the same for every query strategy and every word embedding}</text:p>
      <text:p text:style-name="Standard"><text:tab/>\label{fig:wiki_rnn_fasttext_query_dist}</text:p>
      <text:p text:style-name="Standard">\end{figure}</text:p>
      <text:p text:style-name="Standard"/>
      <text:p text:style-name="Standard">\begin{figure}[h]</text:p>
      <text:p text:style-name="Standard"><text:tab/>\centering</text:p>
      <text:p text:style-name="Standard"><text:tab/>\includegraphics[width=1.0\textwidth]{wiki_rnn_flair_query.jpeg}</text:p>
      <text:p text:style-name="Standard"><text:tab/>\caption[Wikipedia Movie Flair embeddings query class distribution]{Class distribution of Wikipedia Movie dataset with Flair RNN document embeddings for every query for the first fold; q0 is the seed set which is the same for every query strategy and every word embedding}</text:p>
      <text:p text:style-name="Standard"><text:tab/>\label{fig:wiki_rnn_flair_query_dist}</text:p>
      <text:p text:style-name="Standard">\end{figure}</text:p>
      <text:p text:style-name="Standard"/>
      <text:p text:style-name="Standard">\begin{figure}[h]</text:p>
      <text:p text:style-name="Standard"><text:tab/>\centering</text:p>
      <text:p text:style-name="Standard"><text:tab/>\includegraphics[width=1.0\textwidth]{wiki_rnn_bert_query.jpeg}</text:p>
      <text:p text:style-name="Standard"><text:tab/>\caption[Wikipedia Movie BERT embeddings query class distribution]{Class distribution of Wikipedia Movie dataset with BERT RNN document embeddings for every query for the first fold; q0 is the seed set which is the same for every query strategy and every word embedding}</text:p>
      <text:p text:style-name="Standard"><text:tab/>\label{fig:wiki_rnn_bert_query_dist}</text:p>
      <text:p text:style-name="Standard">\end{figure}</text:p>
      <text:p text:style-name="Standard"/>
      <text:p text:style-name="Standard">\begin{table}[h]</text:p>
      <text:p text:style-name="Standard">\caption{Runtime Wikipedia Movie}</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soft-page-break/>\textbf{No AL} &amp; 0 &amp; 0.95 &amp; 1.97 &amp; 2.29 &amp; 1.7 \\</text:p>
      <text:p text:style-name="Standard">\hline</text:p>
      <text:p text:style-name="Standard"/>
      <text:p text:style-name="Standard">\textbf{Rand} &amp; 4.03 &amp; 7.61 &amp; 18.27 &amp; 23.63 &amp; 8.58 \\</text:p>
      <text:p text:style-name="Standard">\hline</text:p>
      <text:p text:style-name="Standard"/>
      <text:p text:style-name="Standard">\textbf{Uncert} &amp; 5.17 &amp; 6.39 &amp; 24.79 &amp; 22.08 &amp; 8.78 \\</text:p>
      <text:p text:style-name="Standard">\hline</text:p>
      <text:p text:style-name="Standard"/>
      <text:p text:style-name="Standard">\textbf{QBC} &amp; 8.08 &amp; 12.82 &amp; 32.3 &amp; 39.71 &amp; 14.67 \\</text:p>
      <text:p text:style-name="Standard">\hline</text:p>
      <text:p text:style-name="Standard"/>
      <text:p text:style-name="Standard">\textbf{GraphD} &amp; 5.07 &amp; 7.04 &amp; 24.61 &amp; 21.16 &amp; 8.98 \\</text:p>
      <text:p text:style-name="Standard">\hline</text:p>
      <text:p text:style-name="Standard"/>
      <text:p text:style-name="Standard">\textbf{EER} &amp; 85.56 (1.4) &amp; 75.3 (1.3) &amp; 101.16 (1.69) &amp; 92.79 (1.5) &amp; 164.09 (2.7) \\</text:p>
      <text:p text:style-name="Standard">\hline</text:p>
      <text:p text:style-name="Standard"/>
      <text:p text:style-name="Standard">\textbf{LAL it} &amp; 6.71 &amp; 6.1 &amp; 24.5 &amp; 22.88 &amp; 9.04 \\</text:p>
      <text:p text:style-name="Standard">\hline</text:p>
      <text:p text:style-name="Standard"/>
      <text:p text:style-name="Standard">\textbf{LAL ind} &amp; 5.23 &amp; 6.15 &amp; 21.8 &amp; 19.81 &amp; 8.84 \\</text:p>
      <text:p text:style-name="Standard">\hline</text:p>
      <text:p text:style-name="Standard"/>
      <text:p text:style-name="Standard">\end{tabular}</text:p>
      <text:p text:style-name="Standard">\end{table}</text:p>
      <text:p text:style-name="Standard"/>
      <text:p text:style-name="Standard">- better performance, still not good</text:p>
      <text:p text:style-name="Standard">- all perform very similar</text:p>
      <text:p text:style-name="Standard">- do nit outperform random</text:p>
      <text:p text:style-name="Standard">. do not achieve g-mean before 800 instances</text:p>
      <text:p text:style-name="Standard"/>
      <text:p text:style-name="Standard">\begin{figure}[H]</text:p>
      <text:p text:style-name="Standard"><text:tab/>\centering</text:p>
      <text:p text:style-name="Standard"><text:tab/>\includegraphics[width=0.5\textwidth]{num_instance_performance_wiki_transformer_bert.png}</text:p>
      <text:p text:style-name="Standard"><text:tab/>\caption[Graphs for Wikipedia Movie with Transformer Document Embeddings]{Results for Wikipedia dataset, Transformer Document Embeddings}</text:p>
      <text:p text:style-name="Standard"><text:tab/>\label{fig:pool_al}</text:p>
      <text:p text:style-name="Standard">\end{figure}</text:p>
      <text:p text:style-name="Standard"/>
      <text:p text:style-name="Standard">\begin{figure}[h]</text:p>
      <text:p text:style-name="Standard"><text:tab/>\centering</text:p>
      <text:p text:style-name="Standard"><text:tab/>\includegraphics[width=1.0\textwidth]{wiki_transformer_bert_query.jpeg}</text:p>
      <text:p text:style-name="Standard"><text:tab/>\caption[Wikipedia Movie Transformer BERT embeddings query class distribution]{Class distribution of Wikipedia Movie dataset with BERT Transformer document embeddings for every query for the first fold; q0 is the seed set which is the same for every query strategy and every word embedding}</text:p>
      <text:p text:style-name="Standard"><text:tab/>\label{fig:wiki_transformer_bert_query_dist}</text:p>
      <text:p text:style-name="Standard">\end{figure}</text:p>
      <text:p text:style-name="Standard"/>
      <text:p text:style-name="Standard">\newpage</text:p>
      <text:p text:style-name="Standard"><text:soft-page-break/>\section{Discussion and Conclusion}</text:p>
      <text:p text:style-name="Standard"/>
      <text:p text:style-name="Standard">\section{Outlook}</text:p>
      <text:p text:style-name="Standard"/>
      <text:p text:style-name="Standard">\newpage</text:p>
      <text:p text:style-name="Standard">\begin{thebibliography}{Konyushkova et al., 2017}</text:p>
      <text:p text:style-name="Standard"><text:s text:c="3"/>\bibitem[Settles, 2009]{q1} B. Settles. Active Learning Literature Survey. Computer Sciences Technical Report 1648, University of Wisconsin–Madison. 2009.</text:p>
      <text:p text:style-name="Standard"><text:s text:c="3"/></text:p>
      <text:p text:style-name="Standard"><text:s text:c="3"/>\bibitem[Seung et al., 1992]{q2} H.S. Seung, M. Opper, and H. Sompolinsky. <text:s/>Query by committee. <text:s/>In Proceed-ings of the ACM Workshop on Computational Learning Theory, pages 287–294,1992.</text:p>
      <text:p text:style-name="Standard"><text:s text:c="3"/></text:p>
      <text:p text:style-name="Standard"><text:s text:c="3"/>\bibitem[Schmidhuber, 2015]{q3} J. Schmidhuber. “Deep Learning in Neural Networks: An Overview.” Neural Networks 61 (2015): 85–117. Crossref. Web.</text:p>
      <text:p text:style-name="Standard"><text:s text:c="3"/></text:p>
      <text:p text:style-name="Standard"><text:s text:c="3"/>\bibitem[Lopez et al., 2017]{q4} Marc Moreno Lopez and Jugal Kalita. "eep Learning applied to NLP". arXiv:1703.03091. 2017</text:p>
      <text:p text:style-name="Standard"><text:s text:c="3"/></text:p>
      <text:p text:style-name="Standard"><text:s text:c="3"/>\bibitem[Stelle, 2018]{q5} Stefan Selle. "Künstliche Neuronale Netzwerke und Deep Learning". 2018</text:p>
      <text:p text:style-name="Standard"><text:s text:c="3"/></text:p>
      <text:p text:style-name="Standard"><text:s text:c="3"/>\bibitem[Konyushkova et al., 2017]{q6} Ksenia Konyushkova, and Sznitman Raphael. 2017. Learning Active Learning from Data. In The 31st Conference on Neural Information Processing Systems (NIPS 2017), 4228-4238. </text:p>
      <text:p text:style-name="Standard"><text:s text:c="3"/></text:p>
      <text:p text:style-name="Standard"><text:s text:c="3"/>\bibitem[Pennington et al., 2014]{q7} Jeffrey <text:s/>Pennington \&amp; Richard Socher \&amp; Christoper Manning. (2014). Glove: Global Vectors for Word Representation. EMNLP. 14. 1532-1543. 10.3115/v1/D14-1162. </text:p>
      <text:p text:style-name="Standard"><text:s text:c="3"/></text:p>
      <text:p text:style-name="Standard"><text:s text:c="3"/>\bibitem[Bojanowski et al., 2016]{q8} Piotr Bojanowski and Edouard Grave and Armand Joulin and Tomas Mikolov. <text:s/><text:tab/>arXiv:1607.04606. 2017</text:p>
      <text:p text:style-name="Standard"><text:s text:c="3"/></text:p>
      <text:p text:style-name="Standard"><text:s text:c="3"/>\bibitem[Akbik et al., 2018]{q9} Alan Akbik and Duncan Blythe and Roland Vollgraf. Contextual String Embeddings for Sequence Labeling. Proceedings of the 27th International Conference on Computational Linguistics. 1638--1649. 2018. </text:p>
      <text:p text:style-name="Standard"><text:s text:c="3"/></text:p>
      <text:p text:style-name="Standard"><text:s text:c="2"/>\bibitem [Devlin et al., 2019]{q10} Jacob Devlin and Ming-Wei Chang and Kenton Lee and Kristina Toutanova. {BERT}: Pre-training of Deep Bidirectional Transformers for Language Understanding. arXiv preprint arXiv:1810.04805. 2019.</text:p>
      <text:p text:style-name="Standard"><text:s text:c="2"/></text:p>
      <text:p text:style-name="Standard"><text:s text:c="2"/>\bibitem[Mikolov et al., ]{q11} Tomas Mikolov and Kai Chen and Greg Corrado and Jeffrey Dean. "Efficient Estimation of Word Representations in Vector Space". 2013. <text:s/><text:tab/>arXiv:1301.3781</text:p>
      <text:p text:style-name="Standard"><text:s text:c="2"/></text:p>
      <text:p text:style-name="Standard"><text:s text:c="2"/>\bibitem[Tang et al., 2019]{q12} Tang, Y.-P.; Li, G.-X.; and Huang, S.-J. ALiPy: Active learning in python. https://arxiv.org/abs/1901.03802 . 2019. </text:p>
      <text:p text:style-name="Standard"><text:s text:c="2"/></text:p>
      <text:p text:style-name="Standard"><text:s text:c="2"/>\bibitem[Socher et al., 2013]{q13} Richard Socher, Alex Perelygin, Jean Wu, Jason Chuang, Christopher Manning, Andrew Ng and Christopher Potts. "Recursive Deep Models for Semantic Compositionality Over a Sentiment Treebank". Conference on Empirical Methods in Natural Language Processing (EMNLP 2013)</text:p>
      <text:p text:style-name="Standard"><text:s text:c="2"/></text:p>
      <text:p text:style-name="Standard"><text:soft-page-break/><text:s text:c="2"/>\bibitem[Vaswani et al., 2017]{q14} Ashish Vaswani and Noam Shazeer and Niki Parmar and Jakob Uszkoreit and Llion Jones and Aidan N. Gomez and Lukasz Kaiser and Illia Polosukhin. "Attention Is All You Need". 2017. arXiv:1706.03762 </text:p>
      <text:p text:style-name="Standard"><text:s text:c="2"/></text:p>
      <text:p text:style-name="Standard"><text:s text:c="2"/>\bibitem[Ebert et al., 2012]{q15} Sandra Ebert, Mario Fritz and Bernt Schiele. 2012. "RALF: A reinforced</text:p>
      <text:p text:style-name="Standard"><text:s text:c="2"/>active learning formulation for object class recognition". In 2012 IEEE Conference on Computer Vision and <text:s/>Pattern Recognition,</text:p>
      <text:p text:style-name="Standard"><text:s text:c="2"/>Providence, RI, USA, June 16-21, 2012, 3626-3633.</text:p>
      <text:p text:style-name="Standard"><text:s text:c="2"/></text:p>
      <text:p text:style-name="Standard"><text:s text:c="2"/>\bibitem[Schröder et al., 2020]{q16} Christopher Schröder and Andreas Niekler. "A Survey of Active Learning for Text Classification using Deep Neural Networks". 2020. arXiv:2008.07267</text:p>
      <text:p text:style-name="Standard"><text:s text:c="2"/></text:p>
      <text:p text:style-name="Standard"><text:s text:c="2"/>\bibitem[Tong et al., 2001]{q17} Simon Tong and Daphne Koller. “Support Vector Machine Active Learning with Applications to Text Classification”. In:Journal of Machine Learning Research2 (2001), pp. 45–66</text:p>
      <text:p text:style-name="Standard"><text:s text:c="2"/></text:p>
      <text:p text:style-name="Standard"><text:s text:c="2"/>\bibitem[Nigam et al., 2000]{q18} Kamal Nigam, Andrew Mccallum, Sebastian Thrun and Tom Mitchell. “Text Classification from Labeled and Unlabeled Documents using EM”. In:Machine Learning39 (2000), pp. 103–134.</text:p>
      <text:p text:style-name="Standard"><text:s text:c="2"/></text:p>
      <text:p text:style-name="Standard"><text:s text:c="2"/>\bibitem[Hoi et al., 2006]{q19} Steven C. H. Hoi, Rong Jin, and Michael R. Lyu. “Large-Scale Text Categorization by Batch Mode Active Learning”. In:Proceedings of the 15th International Conference on World Wide Web. WWW ’06. Edinburgh,Scotland: Association for Computing Machinery, 2006, pp. 633–642.</text:p>
      <text:p text:style-name="Standard"><text:s text:c="2"/></text:p>
      <text:p text:style-name="Standard"><text:s text:c="2"/>\bibitem[Miller et al., 2020]{q20} <text:s/>Miller, B., Linder, F., &amp; Mebane, W. (2020). Active Learning Approaches for Labeling Text: Review and Assessment of the Performance of Active Learning Approaches. Political Analysis, 1-20. doi:10.1017/pan.2020.4</text:p>
      <text:p text:style-name="Standard"><text:s text:c="2"/></text:p>
      <text:p text:style-name="Standard"><text:s text:c="2"/>\bibitem[Hu et al., 2015]{q21} Hu, Rong &amp; Mac Namee, Brian &amp; Delany, Sarah. (2015). Active learning for text classification with reusability. Expert Systems with Applications. 45. 10.1016/j.eswa.2015.10.003. </text:p>
      <text:p text:style-name="Standard"><text:s text:c="2"/></text:p>
      <text:p text:style-name="Standard"><text:s text:c="2"/>\bibitem[Lu et al., 2019]{q22} Jinghui Lu and Maeve Henchion and Brian Mac Namee. Investigating the Effectiveness of Representations Based on Word-Embeddings in Active Learning for Labelling Text Datasets. 2019.</text:p>
      <text:p text:style-name="Standard"><text:s text:c="2"/></text:p>
      <text:p text:style-name="Standard"><text:s text:c="2"/>\bibitem[Zhang et al., 2017]{q23} Zhang, Y., Lease, M. and Wallace, B.C., 2017, February. Active discriminative textrepresentation learning. In Thirty-First AAAI Conference on Artificial Intelligence.</text:p>
      <text:p text:style-name="Standard"><text:s text:c="2"/></text:p>
      <text:p text:style-name="Standard"><text:s text:c="2"/>\bibitem[Zhao, 2017]{q24} Zhao, W., 2017. Deep Active Learning for Short-Text Classification.</text:p>
      <text:p text:style-name="Standard"><text:s text:c="2"/></text:p>
      <text:p text:style-name="Standard"><text:s text:c="2"/>\bibitem[Siddhant et al., 2018]{q25} Siddhant, <text:s/>A. <text:s/>and <text:s/>Lipton, <text:s/>Z.C., <text:s/>2018. <text:s/>Deep <text:s/>Bayesian <text:s/>active <text:s/>learning <text:s/>for <text:s/>natu-ral <text:s/>language <text:s/>processing: <text:s/>Results <text:s/>of <text:s/>a <text:s/>large-scale <text:s/>empirical <text:s/>study. <text:s/>arXiv <text:s/>preprintarXiv:1808.05697.</text:p>
      <text:p text:style-name="Standard"><text:s text:c="2"/></text:p>
      <text:p text:style-name="Standard"><text:s text:c="2"/>\bibitem[Zhang, 2019]{q26} Zhang, <text:s/>Y., <text:s/>2019. <text:s/>Neural <text:s/>NLP <text:s/>models <text:s/>under <text:s/>low-supervision <text:s/>scenarios</text:p>
      <text:p text:style-name="Standard"><text:s text:c="2"/></text:p>
      <text:p text:style-name="Standard"><text:soft-page-break/><text:s text:c="2"/>\bibitem[Attenberg et al., 2013]{q27} Attenberg, Josh &amp; Ertekin, Şeyda. (2013). Class Imbalance and Active Learning. 10.1002/9781118646106.ch6. </text:p>
      <text:p text:style-name="Standard"><text:s text:c="2"/></text:p>
      <text:p text:style-name="Standard"><text:s text:c="2"/>\bibitem[Amidi et al., 2018]{q28} Afshine Amidi and Shervine Amid. "VIP Cheatsheet: <text:s/>Recurrent Neural Networks". 2018. Url: \url{https://raw.githubusercontent.com/afshinea/stanford-cs-230-deep-learning/master/en/cheatsheet-recurrent-neural-networks.pdf}</text:p>
      <text:p text:style-name="Standard"/>
      <text:p text:style-name="Standard"><text:s text:c="3"/></text:p>
      <text:p text:style-name="Standard"><text:s text:c="2"/></text:p>
      <text:p text:style-name="Standard">\end{thebibliography}</text:p>
      <text:p text:style-name="Standard"/>
      <text:p text:style-name="Standard"/>
      <text:p text:style-name="Standard">% Erzeugen der Selbständigkeitserklärung auf einem neuen Blatt:</text:p>
      <text:p text:style-name="Standard">\selbstaendigkeitserklaerung{\today}</text:p>
      <text:p text:style-name="Standard"/>
      <text:p text:style-name="Standard">\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2T17:00:17.667554620</meta:creation-date>
    <dc:date>2020-09-12T17:00:51.107229558</dc:date>
    <meta:editing-duration>PT34S</meta:editing-duration>
    <meta:editing-cycles>1</meta:editing-cycles>
    <meta:document-statistic meta:table-count="0" meta:image-count="0" meta:object-count="0" meta:page-count="28" meta:paragraph-count="813" meta:word-count="8147" meta:character-count="62327" meta:non-whitespace-character-count="54465"/>
    <meta:generator>LibreOffice/6.0.7.3$Linux_X86_64 LibreOffice_project/00m0$Build-3</meta:generator>
  </office:meta>
</office:document-meta>
</file>